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2">
      <style:drawing-page-properties draw:fill="bitmap" draw:fill-image-name="a17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15">
      <style:drawing-page-properties draw:fill="bitmap" draw:fill-image-name="a20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361in" style:font-size-asian="0.17361in" style:font-size-complex="0.1736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361in" style:font-size-asian="0.17361in" style:font-size-complex="0.1736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361in" style:font-size-asian="0.17361in" style:font-size-complex="0.1736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361in" style:font-size-asian="0.17361in" style:font-size-complex="0.1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5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0">
      <style:drawing-page-properties draw:fill="bitmap" draw:fill-image-name="a14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0">
      <style:graphic-properties draw:fill="none" draw:stroke="solid" svg:stroke-width="0.02083in" svg:stroke-color="#000000" draw:marker-end="a1169" svg:stroke-opacity="100%" draw:stroke-linejoin="miter" svg:stroke-linecap="butt"/>
    </style:style>
    <style:style style:family="graphic" style:name="a1172">
      <style:graphic-properties draw:fill="none" draw:stroke="solid" svg:stroke-width="0.02083in" svg:stroke-color="#000000" draw:marker-end="a1171" svg:stroke-opacity="100%" draw:stroke-linejoin="miter" svg:stroke-linecap="butt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83">
      <style:drawing-page-properties draw:fill="bitmap" draw:fill-image-name="a11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4">
      <style:drawing-page-properties draw:fill="bitmap" draw:fill-image-name="a9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32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5">
      <style:drawing-page-properties draw:fill="bitmap" draw:fill-image-name="a19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49">
      <style:drawing-page-properties draw:fill="bitmap" draw:fill-image-name="a16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76">
      <style:drawing-page-properties draw:fill="bitmap" draw:fill-image-name="a19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9">
      <style:drawing-page-properties draw:fill="bitmap" draw:fill-image-name="a13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077">
      <style:drawing-page-properties draw:fill="bitmap" draw:fill-image-name="a10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bitmap" draw:fill-image-name="a8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9">
      <style:drawing-page-properties draw:fill="bitmap" draw:fill-image-name="a8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5">
      <style:drawing-page-properties draw:fill="bitmap" draw:fill-image-name="a8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47">
      <style:graphic-properties draw:fill="none" draw:stroke="solid" svg:stroke-width="0.02083in" svg:stroke-color="#000000" draw:marker-end="a1846" svg:stroke-opacity="100%" draw:stroke-linejoin="miter" svg:stroke-linecap="butt"/>
    </style:style>
    <style:style style:family="graphic" style:name="a1849">
      <style:graphic-properties draw:fill="none" draw:stroke="solid" svg:stroke-width="0.02083in" svg:stroke-color="#000000" draw:marker-end="a1848" svg:stroke-opacity="100%" draw:stroke-linejoin="miter" svg:stroke-linecap="butt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859">
      <style:drawing-page-properties draw:fill="bitmap" draw:fill-image-name="a18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0">
      <style:drawing-page-properties draw:fill="bitmap" draw:fill-image-name="a15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2">
      <style:drawing-page-properties draw:fill="bitmap" draw:fill-image-name="a12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6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6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6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7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98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2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9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9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9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</office:automatic-styles>
  <office:body>
    <office:presentation>
      <draw:page draw:name="Slide2" draw:style-name="a861" draw:master-page-name="Master1-Layout1-cust-Title-Slide-White-and-Colour" presentation:presentation-page-layout-name="Master1-PPL1" draw:id="Slide-257">
        <draw:frame draw:id="id83" presentation:style-name="a866" draw:name="Title 1" svg:x="0.40551in" svg:y="1.74803in" svg:width="5.75197in" svg:height="1.20472in" presentation:class="title" presentation:placeholder="false">
          <draw:text-box>
            <text:p text:style-name="a865" text:class-names="" text:cond-style-name=""><text:span text:style-name="a862" text:class-names="">Computer Systems B<text:line-break/></text:span><text:span text:style-name="a863" text:class-names="">COMS20012</text:span><text:span text:style-name="a864" text:class-names=""/></text:p>
          </draw:text-box>
          <svg:title/>
          <svg:desc/>
        </draw:frame>
        <draw:frame draw:id="id84" presentation:style-name="a870" draw:name="Subtitle 2" svg:x="0.40551in" svg:y="2.95443in" svg:width="5.75197in" svg:height="1.43701in" presentation:class="subtitle" presentation:placeholder="false">
          <draw:text-box>
            <text:p text:style-name="a869" text:class-names="" text:cond-style-name=""><text:span text:style-name="a867" text:class-names="">Introduction to Operating Systems and Security</text:span><text:span text:style-name="a868" text:class-names=""/></text:p>
          </draw:text-box>
          <svg:title/>
          <svg:desc/>
        </draw:frame>
      </draw:page>
      <draw:page draw:name="Slide105" draw:style-name="a872" draw:master-page-name="Master1-Layout5-cust-Title-Slide-Colour-and-Image" presentation:presentation-page-layout-name="Master1-PPL5" draw:id="Slide-360">
        <draw:frame draw:id="id85" presentation:style-name="a877" draw:name="Title 3" svg:x="0.40551in" svg:y="1.74803in" svg:width="5.75197in" svg:height="1.20472in" presentation:class="title" presentation:placeholder="false">
          <draw:text-box>
            <text:p text:style-name="a876" text:class-names="" text:cond-style-name=""><text:span text:style-name="a873" text:class-names="">Implementing<text:s text:c="1"/></text:span><text:span text:style-name="a874" text:class-names="">semaphores</text:span><text:span text:style-name="a875" text:class-names=""/></text:p>
          </draw:text-box>
          <svg:title/>
          <svg:desc/>
        </draw:frame>
      </draw:page>
      <draw:page draw:name="Slide106" draw:style-name="a879" draw:master-page-name="Master1-Layout3-cust-Title-Slide-White-and-Image" presentation:presentation-page-layout-name="Master1-PPL3" draw:id="Slide-361">
        <draw:frame draw:id="id86" presentation:style-name="a883" draw:name="Title 5" svg:x="0.40551in" svg:y="1.74803in" svg:width="5.75197in" svg:height="1.20472in" presentation:class="title" presentation:placeholder="false">
          <draw:text-box>
            <text:p text:style-name="a882" text:class-names="" text:cond-style-name=""><text:span text:style-name="a880" text:class-names="">OS161 code</text:span><text:span text:style-name="a881" text:class-names=""/></text:p>
          </draw:text-box>
          <svg:title/>
          <svg:desc/>
        </draw:frame>
      </draw:page>
      <draw:page draw:name="Slide107" draw:style-name="a885" draw:master-page-name="Master1-Layout2-obj-Title-and-Content" presentation:presentation-page-layout-name="Master1-PPL2" draw:id="Slide-362">
        <draw:frame draw:id="id87" presentation:style-name="a891" draw:name="Title 5" svg:x="0.40551in" svg:y="0.29948in" svg:width="9.18898in" svg:height="1.08724in" presentation:class="title" presentation:placeholder="false">
          <draw:text-box>
            <text:p text:style-name="a890" text:class-names="" text:cond-style-name=""><text:span text:style-name="a886" text:class-names="">Semaphores (kern/thread/</text:span><text:span text:style-name="a887" text:class-names="">synch.c</text:span><text:span text:style-name="a888" text:class-names="">)</text:span><text:span text:style-name="a889" text:class-names=""/></text:p>
          </draw:text-box>
          <svg:title/>
          <svg:desc/>
        </draw:frame>
        <draw:frame draw:id="id88" presentation:style-name="a972" draw:name="Content Placeholder 6" svg:x="0.40551in" svg:y="1.4974in" svg:width="9.18898in" svg:height="3.15885in" presentation:class="outline" presentation:placeholder="false">
          <draw:text-box>
            <text:list text:style-name="a901">
              <text:list-item>
                <text:p text:style-name="a900" text:class-names="" text:cond-style-name=""><text:span text:style-name="a892" text:class-names="">void</text:span><text:span text:style-name="a893" text:class-names=""><text:s text:c="1"/></text:span><text:span text:style-name="a894" text:class-names="">P</text:span><text:span text:style-name="a895" text:class-names="">(</text:span><text:span text:style-name="a896" text:class-names="">struct semaphore<text:s text:c="1"/></text:span><text:span text:style-name="a897" text:class-names="">*</text:span><text:span text:style-name="a898" text:class-names="">sem</text:span><text:span text:style-name="a899" text:class-names="">)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{</text:span></text:p>
              </text:list-item>
            </text:list>
            <text:list text:style-name="a911">
              <text:list-item>
                <text:p text:style-name="a910" text:class-names="" text:cond-style-name=""><text:span text:style-name="a905" text:class-names=""><text:tab/></text:span><text:span text:style-name="a906" text:class-names="">KASSERT</text:span><text:span text:style-name="a907" text:class-names="">(</text:span><text:span text:style-name="a908" text:class-names="">sem</text:span><text:span text:style-name="a909" text:class-names=""><text:s text:c="1"/>!= NULL);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2" text:class-names=""><text:tab/></text:span><text:span text:style-name="a913" text:class-names="">KASSERT</text:span><text:span text:style-name="a914" text:class-names="">(</text:span><text:span text:style-name="a915" text:class-names="">curthread</text:span><text:span text:style-name="a916" text:class-names="">-&gt;</text:span><text:span text:style-name="a917" text:class-names="">t_in_interrupt</text:span><text:span text:style-name="a918" text:class-names=""><text:s text:c="1"/>== false);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1" text:class-names=""><text:tab/></text:span><text:span text:style-name="a922" text:class-names="">spinlock_acquire</text:span><text:span text:style-name="a923" text:class-names="">(&amp;</text:span><text:span text:style-name="a924" text:class-names="">sem</text:span><text:span text:style-name="a925" text:class-names="">-&gt;</text:span><text:span text:style-name="a926" text:class-names="">sem_lock</text:span><text:span text:style-name="a927" text:class-names="">);</text:span></text:p>
              </text:list-item>
            </text:list>
            <text:list text:style-name="a936">
              <text:list-item>
                <text:p text:style-name="a935" text:class-names="" text:cond-style-name=""><text:span text:style-name="a930" text:class-names=""><text:tab/>while (</text:span><text:span text:style-name="a931" text:class-names="">sem</text:span><text:span text:style-name="a932" text:class-names="">-&gt;</text:span><text:span text:style-name="a933" text:class-names="">sem_count</text:span><text:span text:style-name="a934" text:class-names=""><text:s text:c="1"/>== 0) {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tab/><text:tab/>// do something if we need to wait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<text:tab/>}</text:span></text:p>
              </text:list-item>
            </text:list>
            <text:list text:style-name="a951">
              <text:list-item>
                <text:p text:style-name="a950" text:class-names="" text:cond-style-name=""><text:span text:style-name="a943" text:class-names=""><text:tab/></text:span><text:span text:style-name="a944" text:class-names="">KASSERT</text:span><text:span text:style-name="a945" text:class-names="">(</text:span><text:span text:style-name="a946" text:class-names="">sem</text:span><text:span text:style-name="a947" text:class-names="">-&gt;</text:span><text:span text:style-name="a948" text:class-names="">sem_count</text:span><text:span text:style-name="a949" text:class-names=""><text:s text:c="1"/>&gt; 0);</text:span></text:p>
              </text:list-item>
            </text:list>
            <text:list text:style-name="a958">
              <text:list-item>
                <text:p text:style-name="a957" text:class-names="" text:cond-style-name=""><text:span text:style-name="a952" text:class-names=""><text:tab/></text:span><text:span text:style-name="a953" text:class-names="">sem</text:span><text:span text:style-name="a954" text:class-names="">-&gt;</text:span><text:span text:style-name="a955" text:class-names="">sem_count</text:span><text:span text:style-name="a956" text:class-names="">--;</text:span></text:p>
              </text:list-item>
            </text:list>
            <text:list text:style-name="a967">
              <text:list-item>
                <text:p text:style-name="a966" text:class-names="" text:cond-style-name=""><text:span text:style-name="a959" text:class-names=""><text:tab/></text:span><text:span text:style-name="a960" text:class-names="">spinlock_release</text:span><text:span text:style-name="a961" text:class-names="">(&amp;</text:span><text:span text:style-name="a962" text:class-names="">sem</text:span><text:span text:style-name="a963" text:class-names="">-&gt;</text:span><text:span text:style-name="a964" text:class-names="">sem_lock</text:span><text:span text:style-name="a965" text:class-names="">);</text:span></text:p>
              </text:list-item>
            </text:list>
            <text:list text:style-name="a971">
              <text:list-item>
                <text:p text:style-name="a970" text:class-names="" text:cond-style-name=""><text:span text:style-name="a968" text:class-names="">}</text:span><text:span text:style-name="a969" text:class-names=""/></text:p>
              </text:list-item>
            </text:list>
          </draw:text-box>
          <svg:title/>
          <svg:desc/>
        </draw:frame>
      </draw:page>
      <draw:page draw:name="Slide108" draw:style-name="a974" draw:master-page-name="Master1-Layout2-obj-Title-and-Content" presentation:presentation-page-layout-name="Master1-PPL2" draw:id="Slide-363">
        <draw:frame draw:id="id89" presentation:style-name="a980" draw:name="Title 5" svg:x="0.40551in" svg:y="0.29948in" svg:width="9.18898in" svg:height="1.08724in" presentation:class="title" presentation:placeholder="false">
          <draw:text-box>
            <text:p text:style-name="a979" text:class-names="" text:cond-style-name=""><text:span text:style-name="a975" text:class-names="">Semaphores (kern/thread/</text:span><text:span text:style-name="a976" text:class-names="">synch.c</text:span><text:span text:style-name="a977" text:class-names="">)</text:span><text:span text:style-name="a978" text:class-names=""/></text:p>
          </draw:text-box>
          <svg:title/>
          <svg:desc/>
        </draw:frame>
        <draw:frame draw:id="id90" presentation:style-name="a1061" draw:name="Content Placeholder 6" svg:x="0.40551in" svg:y="1.4974in" svg:width="9.18898in" svg:height="3.15885in" presentation:class="outline" presentation:placeholder="false">
          <draw:text-box>
            <text:list text:style-name="a990">
              <text:list-item>
                <text:p text:style-name="a989" text:class-names="" text:cond-style-name=""><text:span text:style-name="a981" text:class-names="">void</text:span><text:span text:style-name="a982" text:class-names=""><text:s text:c="1"/></text:span><text:span text:style-name="a983" text:class-names="">P</text:span><text:span text:style-name="a984" text:class-names="">(</text:span><text:span text:style-name="a985" text:class-names="">struct semaphore<text:s text:c="1"/></text:span><text:span text:style-name="a986" text:class-names="">*</text:span><text:span text:style-name="a987" text:class-names="">sem</text:span><text:span text:style-name="a988" text:class-names="">)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{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4" text:class-names=""><text:tab/></text:span><text:span text:style-name="a995" text:class-names="">KASSERT</text:span><text:span text:style-name="a996" text:class-names="">(</text:span><text:span text:style-name="a997" text:class-names="">sem</text:span><text:span text:style-name="a998" text:class-names=""><text:s text:c="1"/>!= NULL);<text:s text:c="1"/>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1" text:class-names=""><text:tab/></text:span><text:span text:style-name="a1002" text:class-names="">KASSERT</text:span><text:span text:style-name="a1003" text:class-names="">(</text:span><text:span text:style-name="a1004" text:class-names="">curthread</text:span><text:span text:style-name="a1005" text:class-names="">-&gt;</text:span><text:span text:style-name="a1006" text:class-names="">t_in_interrupt</text:span><text:span text:style-name="a1007" text:class-names=""><text:s text:c="1"/>== false);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0" text:class-names=""><text:tab/></text:span><text:span text:style-name="a1011" text:class-names="">spinlock_acquire</text:span><text:span text:style-name="a1012" text:class-names="">(&amp;</text:span><text:span text:style-name="a1013" text:class-names="">sem</text:span><text:span text:style-name="a1014" text:class-names="">-&gt;</text:span><text:span text:style-name="a1015" text:class-names="">sem_lock</text:span><text:span text:style-name="a1016" text:class-names="">);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19" text:class-names=""><text:tab/>while (</text:span><text:span text:style-name="a1020" text:class-names="">sem</text:span><text:span text:style-name="a1021" text:class-names="">-&gt;</text:span><text:span text:style-name="a1022" text:class-names="">sem_count</text:span><text:span text:style-name="a1023" text:class-names=""><text:s text:c="1"/>== 0) {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<text:tab/><text:tab/>// do something if we need to wait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<text:tab/>}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2" text:class-names=""><text:tab/></text:span><text:span text:style-name="a1033" text:class-names="">KASSERT</text:span><text:span text:style-name="a1034" text:class-names="">(</text:span><text:span text:style-name="a1035" text:class-names="">sem</text:span><text:span text:style-name="a1036" text:class-names="">-&gt;</text:span><text:span text:style-name="a1037" text:class-names="">sem_count</text:span><text:span text:style-name="a1038" text:class-names=""><text:s text:c="1"/>&gt; 0);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1" text:class-names=""><text:tab/></text:span><text:span text:style-name="a1042" text:class-names="">sem</text:span><text:span text:style-name="a1043" text:class-names="">-&gt;</text:span><text:span text:style-name="a1044" text:class-names="">sem_count</text:span><text:span text:style-name="a1045" text:class-names="">--;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48" text:class-names=""><text:tab/></text:span><text:span text:style-name="a1049" text:class-names="">spinlock_release</text:span><text:span text:style-name="a1050" text:class-names="">(&amp;</text:span><text:span text:style-name="a1051" text:class-names="">sem</text:span><text:span text:style-name="a1052" text:class-names="">-&gt;</text:span><text:span text:style-name="a1053" text:class-names="">sem_lock</text:span><text:span text:style-name="a1054" text:class-names="">);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7" text:class-names="">}</text:span><text:span text:style-name="a1058" text:class-names=""/></text:p>
              </text:list-item>
            </text:list>
          </draw:text-box>
          <svg:title/>
          <svg:desc/>
        </draw:frame>
        <draw:custom-shape svg:x="5.28906in" svg:y="1.85938in" svg:width="0.07031in" svg:height="0.65625in" draw:id="id91" draw:style-name="a1064" draw:name="Right Brace 1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custom-shape svg:x="5.28906in" svg:y="3.40104in" svg:width="0.07031in" svg:height="0.41927in" draw:id="id92" draw:style-name="a1067" draw:name="Right Brace 4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93" draw:style-name="a1071" draw:name="TextBox 2" svg:x="5.59375in" svg:y="1.99219in" svg:width="2.82033in" svg:height="0.40391in">
          <draw:text-box>
            <text:p text:style-name="a1070" text:class-names="" text:cond-style-name=""><text:span text:style-name="a1068" text:class-names="">Conditions MUST be true</text:span><text:span text:style-name="a1069" text:class-names=""/></text:p>
          </draw:text-box>
          <svg:title/>
          <svg:desc/>
        </draw:frame>
        <draw:frame draw:id="id94" draw:style-name="a1075" draw:name="TextBox 7" svg:x="5.59375in" svg:y="3.40104in" svg:width="2.82033in" svg:height="0.40391in">
          <draw:text-box>
            <text:p text:style-name="a1074" text:class-names="" text:cond-style-name=""><text:span text:style-name="a1072" text:class-names="">Conditions MUST be true</text:span><text:span text:style-name="a1073" text:class-names=""/></text:p>
          </draw:text-box>
          <svg:title/>
          <svg:desc/>
        </draw:frame>
      </draw:page>
      <draw:page draw:name="Slide109" draw:style-name="a1077" draw:master-page-name="Master1-Layout2-obj-Title-and-Content" presentation:presentation-page-layout-name="Master1-PPL2" draw:id="Slide-364">
        <draw:frame draw:id="id95" presentation:style-name="a1083" draw:name="Title 5" svg:x="0.40551in" svg:y="0.29948in" svg:width="9.18898in" svg:height="1.08724in" presentation:class="title" presentation:placeholder="false">
          <draw:text-box>
            <text:p text:style-name="a1082" text:class-names="" text:cond-style-name=""><text:span text:style-name="a1078" text:class-names="">Semaphores (kern/thread/</text:span><text:span text:style-name="a1079" text:class-names="">synch.c</text:span><text:span text:style-name="a1080" text:class-names="">)</text:span><text:span text:style-name="a1081" text:class-names=""/></text:p>
          </draw:text-box>
          <svg:title/>
          <svg:desc/>
        </draw:frame>
        <draw:frame draw:id="id96" presentation:style-name="a1165" draw:name="Content Placeholder 6" svg:x="0.40551in" svg:y="1.4974in" svg:width="9.18898in" svg:height="3.15885in" presentation:class="outline" presentation:placeholder="false">
          <draw:text-box>
            <text:list text:style-name="a1093">
              <text:list-item>
                <text:p text:style-name="a1092" text:class-names="" text:cond-style-name=""><text:span text:style-name="a1084" text:class-names="">void</text:span><text:span text:style-name="a1085" text:class-names=""><text:s text:c="1"/></text:span><text:span text:style-name="a1086" text:class-names="">P</text:span><text:span text:style-name="a1087" text:class-names="">(</text:span><text:span text:style-name="a1088" text:class-names="">struct semaphore<text:s text:c="1"/></text:span><text:span text:style-name="a1089" text:class-names="">*</text:span><text:span text:style-name="a1090" text:class-names="">sem</text:span><text:span text:style-name="a1091" text:class-names="">)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>{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097" text:class-names=""><text:tab/></text:span><text:span text:style-name="a1098" text:class-names="">KASSERT</text:span><text:span text:style-name="a1099" text:class-names="">(</text:span><text:span text:style-name="a1100" text:class-names="">sem</text:span><text:span text:style-name="a1101" text:class-names=""><text:s text:c="1"/>!= NULL);<text:s text:c="1"/>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04" text:class-names=""><text:tab/></text:span><text:span text:style-name="a1105" text:class-names="">KASSERT</text:span><text:span text:style-name="a1106" text:class-names="">(</text:span><text:span text:style-name="a1107" text:class-names="">curthread</text:span><text:span text:style-name="a1108" text:class-names="">-&gt;</text:span><text:span text:style-name="a1109" text:class-names="">t_in_interrupt</text:span><text:span text:style-name="a1110" text:class-names=""><text:s text:c="1"/>== false);<text:s text:c="1"/>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3" text:class-names=""><text:tab/></text:span><text:span text:style-name="a1114" text:class-names="">spinlock_acquire</text:span><text:span text:style-name="a1115" text:class-names="">(&amp;</text:span><text:span text:style-name="a1116" text:class-names="">sem</text:span><text:span text:style-name="a1117" text:class-names="">-&gt;</text:span><text:span text:style-name="a1118" text:class-names="">sem_lock</text:span><text:span text:style-name="a1119" text:class-names="">);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2" text:class-names=""><text:tab/>while (</text:span><text:span text:style-name="a1123" text:class-names="">sem</text:span><text:span text:style-name="a1124" text:class-names="">-&gt;</text:span><text:span text:style-name="a1125" text:class-names="">sem_count</text:span><text:span text:style-name="a1126" text:class-names=""><text:s text:c="1"/>== 0)</text:span><text:span text:style-name="a1127" text:class-names=""><text:s text:c="1"/>{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<text:tab/><text:tab/>// do something if we need to wait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<text:tab/>}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36" text:class-names=""><text:tab/></text:span><text:span text:style-name="a1137" text:class-names="">KASSERT</text:span><text:span text:style-name="a1138" text:class-names="">(</text:span><text:span text:style-name="a1139" text:class-names="">sem</text:span><text:span text:style-name="a1140" text:class-names="">-&gt;</text:span><text:span text:style-name="a1141" text:class-names="">sem_count</text:span><text:span text:style-name="a1142" text:class-names=""><text:s text:c="1"/>&gt; 0);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5" text:class-names=""><text:tab/></text:span><text:span text:style-name="a1146" text:class-names="">sem</text:span><text:span text:style-name="a1147" text:class-names="">-&gt;</text:span><text:span text:style-name="a1148" text:class-names="">sem_count</text:span><text:span text:style-name="a1149" text:class-names="">--;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2" text:class-names=""><text:tab/></text:span><text:span text:style-name="a1153" text:class-names="">spinlock_release</text:span><text:span text:style-name="a1154" text:class-names="">(&amp;</text:span><text:span text:style-name="a1155" text:class-names="">sem</text:span><text:span text:style-name="a1156" text:class-names="">-&gt;</text:span><text:span text:style-name="a1157" text:class-names="">sem_lock</text:span><text:span text:style-name="a1158" text:class-names="">);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1" text:class-names="">}</text:span><text:span text:style-name="a1162" text:class-names=""/></text:p>
              </text:list-item>
            </text:list>
          </draw:text-box>
          <svg:title/>
          <svg:desc/>
        </draw:frame>
        <draw:custom-shape svg:x="5.39062in" svg:y="3.8151in" svg:width="0.05in" svg:height="0.46615in" draw:id="id97" draw:style-name="a1168" draw:name="Right Brace 4">
          <svg:title/>
          <svg:desc/>
          <text:p text:style-name="a1167" text:class-names="" text:cond-style-name=""><text:span text:style-name="a1166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connector draw:type="line" svg:x1="5.34063in" svg:y1="2.8125in" draw:start-shape="id98" draw:start-glue-point="5" svg:x2="6.08594in" svg:y2="3.48438in" draw:id="id99" draw:style-name="a1170" draw:name="Straight Arrow Connector 3">
          <svg:title/>
          <svg:desc/>
        </draw:connector>
        <draw:connector draw:type="line" svg:x1="5.44062in" svg:y1="4.04817in" draw:start-shape="id97" draw:start-glue-point="5" svg:x2="6.08594in" svg:y2="3.48438in" draw:id="id100" draw:style-name="a1172" draw:name="Straight Arrow Connector 8">
          <svg:title/>
          <svg:desc/>
        </draw:connector>
        <draw:frame draw:id="id101" draw:style-name="a1178" draw:name="TextBox 9" svg:x="6.16961in" svg:y="3.28242in" svg:width="2.46306in" svg:height="0.70684in">
          <draw:text-box>
            <text:p text:style-name="a1177" text:class-names="" text:cond-style-name=""><text:span text:style-name="a1173" text:class-names="">Check and</text:span><text:span text:style-name="a1174" text:class-names=""><text:s text:c="1"/></text:span><text:span text:style-name="a1175" text:class-names="">Decrement<text:line-break/>counter under lock</text:span><text:span text:style-name="a1176" text:class-names=""/></text:p>
          </draw:text-box>
          <svg:title/>
          <svg:desc/>
        </draw:frame>
        <draw:custom-shape svg:x="5.29063in" svg:y="2.57942in" svg:width="0.05in" svg:height="0.46615in" draw:id="id98" draw:style-name="a1181" draw:name="Right Brace 11">
          <svg:title/>
          <svg:desc/>
          <text:p text:style-name="a1180" text:class-names="" text:cond-style-name=""><text:span text:style-name="a1179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</draw:page>
      <draw:page draw:name="Slide112" draw:style-name="a1183" draw:master-page-name="Master1-Layout2-obj-Title-and-Content" presentation:presentation-page-layout-name="Master1-PPL2" draw:id="Slide-367">
        <draw:frame draw:id="id102" presentation:style-name="a1189" draw:name="Title 5" svg:x="0.40551in" svg:y="0.29948in" svg:width="9.18898in" svg:height="1.08724in" presentation:class="title" presentation:placeholder="false">
          <draw:text-box>
            <text:p text:style-name="a1188" text:class-names="" text:cond-style-name=""><text:span text:style-name="a1184" text:class-names="">Semaphores (kern/thread/</text:span><text:span text:style-name="a1185" text:class-names="">synch.c</text:span><text:span text:style-name="a1186" text:class-names="">)</text:span><text:span text:style-name="a1187" text:class-names=""/></text:p>
          </draw:text-box>
          <svg:title/>
          <svg:desc/>
        </draw:frame>
        <draw:frame draw:id="id103" presentation:style-name="a1270" draw:name="Content Placeholder 6" svg:x="0.40551in" svg:y="1.4974in" svg:width="9.18898in" svg:height="3.15885in" presentation:class="outline" presentation:placeholder="false">
          <draw:text-box>
            <text:list text:style-name="a1199">
              <text:list-item>
                <text:p text:style-name="a1198" text:class-names="" text:cond-style-name=""><text:span text:style-name="a1190" text:class-names="">void</text:span><text:span text:style-name="a1191" text:class-names=""><text:s text:c="1"/></text:span><text:span text:style-name="a1192" text:class-names="">P</text:span><text:span text:style-name="a1193" text:class-names="">(</text:span><text:span text:style-name="a1194" text:class-names="">struct semaphore<text:s text:c="1"/></text:span><text:span text:style-name="a1195" text:class-names="">*</text:span><text:span text:style-name="a1196" text:class-names="">sem</text:span><text:span text:style-name="a1197" text:class-names="">)</text:span></text:p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>{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3" text:class-names=""><text:tab/></text:span><text:span text:style-name="a1204" text:class-names="">KASSERT</text:span><text:span text:style-name="a1205" text:class-names="">(</text:span><text:span text:style-name="a1206" text:class-names="">sem</text:span><text:span text:style-name="a1207" text:class-names=""><text:s text:c="1"/>!= NULL);<text:s text:c="1"/>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0" text:class-names=""><text:tab/></text:span><text:span text:style-name="a1211" text:class-names="">KASSERT</text:span><text:span text:style-name="a1212" text:class-names="">(</text:span><text:span text:style-name="a1213" text:class-names="">curthread</text:span><text:span text:style-name="a1214" text:class-names="">-&gt;</text:span><text:span text:style-name="a1215" text:class-names="">t_in_interrupt</text:span><text:span text:style-name="a1216" text:class-names=""><text:s text:c="1"/>== false);<text:s text:c="1"/>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19" text:class-names=""><text:tab/></text:span><text:span text:style-name="a1220" text:class-names="">spinlock_acquire</text:span><text:span text:style-name="a1221" text:class-names="">(&amp;</text:span><text:span text:style-name="a1222" text:class-names="">sem</text:span><text:span text:style-name="a1223" text:class-names="">-&gt;</text:span><text:span text:style-name="a1224" text:class-names="">sem_lock</text:span><text:span text:style-name="a1225" text:class-names="">);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28" text:class-names=""><text:tab/>while (</text:span><text:span text:style-name="a1229" text:class-names="">sem</text:span><text:span text:style-name="a1230" text:class-names="">-&gt;</text:span><text:span text:style-name="a1231" text:class-names="">sem_count</text:span><text:span text:style-name="a1232" text:class-names=""><text:s text:c="1"/>== 0) {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><text:tab/><text:tab/>// do something if we need to wait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><text:tab/>}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1" text:class-names=""><text:tab/></text:span><text:span text:style-name="a1242" text:class-names="">KASSERT</text:span><text:span text:style-name="a1243" text:class-names="">(</text:span><text:span text:style-name="a1244" text:class-names="">sem</text:span><text:span text:style-name="a1245" text:class-names="">-&gt;</text:span><text:span text:style-name="a1246" text:class-names="">sem_count</text:span><text:span text:style-name="a1247" text:class-names=""><text:s text:c="1"/>&gt; 0);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50" text:class-names=""><text:tab/></text:span><text:span text:style-name="a1251" text:class-names="">sem</text:span><text:span text:style-name="a1252" text:class-names="">-&gt;</text:span><text:span text:style-name="a1253" text:class-names="">sem_count</text:span><text:span text:style-name="a1254" text:class-names="">--;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57" text:class-names=""><text:tab/></text:span><text:span text:style-name="a1258" text:class-names="">spinlock_release</text:span><text:span text:style-name="a1259" text:class-names="">(&amp;</text:span><text:span text:style-name="a1260" text:class-names="">sem</text:span><text:span text:style-name="a1261" text:class-names="">-&gt;</text:span><text:span text:style-name="a1262" text:class-names="">sem_lock</text:span><text:span text:style-name="a1263" text:class-names="">);</text:span></text:p>
              </text:list-item>
            </text:list>
            <text:list text:style-name="a1269">
              <text:list-item>
                <text:p text:style-name="a1268" text:class-names="" text:cond-style-name=""><text:span text:style-name="a1266" text:class-names="">}</text:span><text:span text:style-name="a1267" text:class-names=""/></text:p>
              </text:list-item>
            </text:list>
          </draw:text-box>
          <svg:title/>
          <svg:desc/>
        </draw:frame>
      </draw:page>
      <draw:page draw:name="Slide110" draw:style-name="a1272" draw:master-page-name="Master1-Layout2-obj-Title-and-Content" presentation:presentation-page-layout-name="Master1-PPL2" draw:id="Slide-365">
        <draw:frame draw:id="id104" presentation:style-name="a1278" draw:name="Title 5" svg:x="0.40551in" svg:y="0.29948in" svg:width="9.18898in" svg:height="1.08724in" presentation:class="title" presentation:placeholder="false">
          <draw:text-box>
            <text:p text:style-name="a1277" text:class-names="" text:cond-style-name=""><text:span text:style-name="a1273" text:class-names="">Semaphores (kern/thread/</text:span><text:span text:style-name="a1274" text:class-names="">synch.c</text:span><text:span text:style-name="a1275" text:class-names="">)</text:span><text:span text:style-name="a1276" text:class-names=""/></text:p>
          </draw:text-box>
          <svg:title/>
          <svg:desc/>
        </draw:frame>
        <draw:frame draw:id="id105" presentation:style-name="a1367" draw:name="Content Placeholder 6" svg:x="0.40551in" svg:y="1.4974in" svg:width="9.18898in" svg:height="3.15885in" presentation:class="outline" presentation:placeholder="false">
          <draw:text-box>
            <text:list text:style-name="a1288">
              <text:list-item>
                <text:p text:style-name="a1287" text:class-names="" text:cond-style-name=""><text:span text:style-name="a1279" text:class-names="">void</text:span><text:span text:style-name="a1280" text:class-names=""><text:s text:c="1"/></text:span><text:span text:style-name="a1281" text:class-names="">P</text:span><text:span text:style-name="a1282" text:class-names="">(</text:span><text:span text:style-name="a1283" text:class-names="">struct semaphore<text:s text:c="1"/></text:span><text:span text:style-name="a1284" text:class-names="">*</text:span><text:span text:style-name="a1285" text:class-names="">sem</text:span><text:span text:style-name="a1286" text:class-names="">)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>{</text:span></text:p>
              </text:list-item>
            </text:list>
            <text:list text:style-name="a1298">
              <text:list-item>
                <text:p text:style-name="a1297" text:class-names="" text:cond-style-name=""><text:span text:style-name="a1292" text:class-names=""><text:tab/></text:span><text:span text:style-name="a1293" text:class-names="">KASSERT</text:span><text:span text:style-name="a1294" text:class-names="">(</text:span><text:span text:style-name="a1295" text:class-names="">sem</text:span><text:span text:style-name="a1296" text:class-names=""><text:s text:c="1"/>!= NULL);<text:s text:c="1"/>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299" text:class-names=""><text:tab/></text:span><text:span text:style-name="a1300" text:class-names="">KASSERT</text:span><text:span text:style-name="a1301" text:class-names="">(</text:span><text:span text:style-name="a1302" text:class-names="">curthread</text:span><text:span text:style-name="a1303" text:class-names="">-&gt;</text:span><text:span text:style-name="a1304" text:class-names="">t_in_interrupt</text:span><text:span text:style-name="a1305" text:class-names=""><text:s text:c="1"/>== false);<text:s text:c="1"/>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08" text:class-names=""><text:tab/></text:span><text:span text:style-name="a1309" text:class-names="">spinlock_acquire</text:span><text:span text:style-name="a1310" text:class-names="">(&amp;</text:span><text:span text:style-name="a1311" text:class-names="">sem</text:span><text:span text:style-name="a1312" text:class-names="">-&gt;</text:span><text:span text:style-name="a1313" text:class-names="">sem_lock</text:span><text:span text:style-name="a1314" text:class-names="">);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17" text:class-names=""><text:tab/>while (</text:span><text:span text:style-name="a1318" text:class-names="">sem</text:span><text:span text:style-name="a1319" text:class-names="">-&gt;</text:span><text:span text:style-name="a1320" text:class-names="">sem_count</text:span><text:span text:style-name="a1321" text:class-names=""><text:s text:c="1"/>== 0) {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4" text:class-names=""><text:tab/><text:tab/></text:span><text:span text:style-name="a1325" text:class-names="">release lock</text:span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><text:tab/><text:tab/>sleep</text:span></text:p>
              </text:list-item>
            </text:list>
            <text:list text:style-name="a1333">
              <text:list-item>
                <text:p text:style-name="a1332" text:class-names="" text:cond-style-name=""><text:span text:style-name="a1331" text:class-names=""><text:tab/><text:tab/>acquire lock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4" text:class-names=""><text:tab/></text:span><text:span text:style-name="a1335" text:class-names="">}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38" text:class-names=""><text:tab/></text:span><text:span text:style-name="a1339" text:class-names="">KASSERT</text:span><text:span text:style-name="a1340" text:class-names="">(</text:span><text:span text:style-name="a1341" text:class-names="">sem</text:span><text:span text:style-name="a1342" text:class-names="">-&gt;</text:span><text:span text:style-name="a1343" text:class-names="">sem_count</text:span><text:span text:style-name="a1344" text:class-names=""><text:s text:c="1"/>&gt; 0);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47" text:class-names=""><text:tab/></text:span><text:span text:style-name="a1348" text:class-names="">sem</text:span><text:span text:style-name="a1349" text:class-names="">-&gt;</text:span><text:span text:style-name="a1350" text:class-names="">sem_count</text:span><text:span text:style-name="a1351" text:class-names="">--;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54" text:class-names=""><text:tab/></text:span><text:span text:style-name="a1355" text:class-names="">spinlock_release</text:span><text:span text:style-name="a1356" text:class-names="">(&amp;</text:span><text:span text:style-name="a1357" text:class-names="">sem</text:span><text:span text:style-name="a1358" text:class-names="">-&gt;</text:span><text:span text:style-name="a1359" text:class-names="">sem_lock</text:span><text:span text:style-name="a1360" text:class-names="">);</text:span></text:p>
              </text:list-item>
            </text:list>
            <text:list text:style-name="a1366">
              <text:list-item>
                <text:p text:style-name="a1365" text:class-names="" text:cond-style-name=""><text:span text:style-name="a1363" text:class-names="">}</text:span><text:span text:style-name="a1364" text:class-names=""/></text:p>
              </text:list-item>
            </text:list>
          </draw:text-box>
          <svg:title/>
          <svg:desc/>
        </draw:frame>
      </draw:page>
      <draw:page draw:name="Slide111" draw:style-name="a1369" draw:master-page-name="Master1-Layout2-obj-Title-and-Content" presentation:presentation-page-layout-name="Master1-PPL2" draw:id="Slide-366">
        <draw:frame draw:id="id106" presentation:style-name="a1375" draw:name="Title 5" svg:x="0.40551in" svg:y="0.29948in" svg:width="9.18898in" svg:height="1.08724in" presentation:class="title" presentation:placeholder="false">
          <draw:text-box>
            <text:p text:style-name="a1374" text:class-names="" text:cond-style-name=""><text:span text:style-name="a1370" text:class-names="">Semaphores (kern/thread/</text:span><text:span text:style-name="a1371" text:class-names="">synch.c</text:span><text:span text:style-name="a1372" text:class-names="">)</text:span><text:span text:style-name="a1373" text:class-names=""/></text:p>
          </draw:text-box>
          <svg:title/>
          <svg:desc/>
        </draw:frame>
        <draw:frame draw:id="id107" presentation:style-name="a1458" draw:name="Content Placeholder 6" svg:x="0.40551in" svg:y="1.4974in" svg:width="9.18898in" svg:height="3.15885in" presentation:class="outline" presentation:placeholder="false">
          <draw:text-box>
            <text:list text:style-name="a1385">
              <text:list-item>
                <text:p text:style-name="a1384" text:class-names="" text:cond-style-name=""><text:span text:style-name="a1376" text:class-names="">void</text:span><text:span text:style-name="a1377" text:class-names=""><text:s text:c="1"/></text:span><text:span text:style-name="a1378" text:class-names="">P</text:span><text:span text:style-name="a1379" text:class-names="">(</text:span><text:span text:style-name="a1380" text:class-names="">struct semaphore<text:s text:c="1"/></text:span><text:span text:style-name="a1381" text:class-names="">*</text:span><text:span text:style-name="a1382" text:class-names="">sem</text:span><text:span text:style-name="a1383" text:class-names="">)</text:span></text:p>
              </text:list-item>
            </text:list>
            <text:list text:style-name="a1388">
              <text:list-item>
                <text:p text:style-name="a1387" text:class-names="" text:cond-style-name=""><text:span text:style-name="a1386" text:class-names="">{</text:span></text:p>
              </text:list-item>
            </text:list>
            <text:list text:style-name="a1395">
              <text:list-item>
                <text:p text:style-name="a1394" text:class-names="" text:cond-style-name=""><text:span text:style-name="a1389" text:class-names=""><text:tab/></text:span><text:span text:style-name="a1390" text:class-names="">KASSERT</text:span><text:span text:style-name="a1391" text:class-names="">(</text:span><text:span text:style-name="a1392" text:class-names="">sem</text:span><text:span text:style-name="a1393" text:class-names=""><text:s text:c="1"/>!= NULL);<text:s text:c="1"/></text:span></text:p>
              </text:list-item>
            </text:list>
            <text:list text:style-name="a1404">
              <text:list-item>
                <text:p text:style-name="a1403" text:class-names="" text:cond-style-name=""><text:span text:style-name="a1396" text:class-names=""><text:tab/></text:span><text:span text:style-name="a1397" text:class-names="">KASSERT</text:span><text:span text:style-name="a1398" text:class-names="">(</text:span><text:span text:style-name="a1399" text:class-names="">curthread</text:span><text:span text:style-name="a1400" text:class-names="">-&gt;</text:span><text:span text:style-name="a1401" text:class-names="">t_in_interrupt</text:span><text:span text:style-name="a1402" text:class-names=""><text:s text:c="1"/>== false);<text:s text:c="1"/></text:span></text:p>
              </text:list-item>
            </text:list>
            <text:list text:style-name="a1413">
              <text:list-item>
                <text:p text:style-name="a1412" text:class-names="" text:cond-style-name=""><text:span text:style-name="a1405" text:class-names=""><text:tab/></text:span><text:span text:style-name="a1406" text:class-names="">spinlock_acquire</text:span><text:span text:style-name="a1407" text:class-names="">(&amp;</text:span><text:span text:style-name="a1408" text:class-names="">sem</text:span><text:span text:style-name="a1409" text:class-names="">-&gt;</text:span><text:span text:style-name="a1410" text:class-names="">sem_lock</text:span><text:span text:style-name="a1411" text:class-names="">);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4" text:class-names=""><text:tab/>while (</text:span><text:span text:style-name="a1415" text:class-names="">sem</text:span><text:span text:style-name="a1416" text:class-names="">-&gt;</text:span><text:span text:style-name="a1417" text:class-names="">sem_count</text:span><text:span text:style-name="a1418" text:class-names=""><text:s text:c="1"/>== 0) {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1" text:class-names=""><text:tab/><text:tab/></text:span><text:span text:style-name="a1422" text:class-names="">wchan_sleep(sem-&gt;sem_wchan, &amp;sem-&gt;sem_lock);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5" text:class-names=""><text:tab/></text:span><text:span text:style-name="a1426" text:class-names="">}</text:span></text:p>
              </text:list-item>
            </text:list>
            <text:list text:style-name="a1437">
              <text:list-item>
                <text:p text:style-name="a1436" text:class-names="" text:cond-style-name=""><text:span text:style-name="a1429" text:class-names=""><text:tab/></text:span><text:span text:style-name="a1430" text:class-names="">KASSERT</text:span><text:span text:style-name="a1431" text:class-names="">(</text:span><text:span text:style-name="a1432" text:class-names="">sem</text:span><text:span text:style-name="a1433" text:class-names="">-&gt;</text:span><text:span text:style-name="a1434" text:class-names="">sem_count</text:span><text:span text:style-name="a1435" text:class-names=""><text:s text:c="1"/>&gt; 0);</text:span></text:p>
              </text:list-item>
            </text:list>
            <text:list text:style-name="a1444">
              <text:list-item>
                <text:p text:style-name="a1443" text:class-names="" text:cond-style-name=""><text:span text:style-name="a1438" text:class-names=""><text:tab/></text:span><text:span text:style-name="a1439" text:class-names="">sem</text:span><text:span text:style-name="a1440" text:class-names="">-&gt;</text:span><text:span text:style-name="a1441" text:class-names="">sem_count</text:span><text:span text:style-name="a1442" text:class-names="">--;</text:span></text:p>
              </text:list-item>
            </text:list>
            <text:list text:style-name="a1453">
              <text:list-item>
                <text:p text:style-name="a1452" text:class-names="" text:cond-style-name=""><text:span text:style-name="a1445" text:class-names=""><text:tab/></text:span><text:span text:style-name="a1446" text:class-names="">spinlock_release</text:span><text:span text:style-name="a1447" text:class-names="">(&amp;</text:span><text:span text:style-name="a1448" text:class-names="">sem</text:span><text:span text:style-name="a1449" text:class-names="">-&gt;</text:span><text:span text:style-name="a1450" text:class-names="">sem_lock</text:span><text:span text:style-name="a1451" text:class-names="">);</text:span></text:p>
              </text:list-item>
            </text:list>
            <text:list text:style-name="a1457">
              <text:list-item>
                <text:p text:style-name="a1456" text:class-names="" text:cond-style-name=""><text:span text:style-name="a1454" text:class-names="">}</text:span><text:span text:style-name="a1455" text:class-names=""/></text:p>
              </text:list-item>
            </text:list>
          </draw:text-box>
          <svg:title/>
          <svg:desc/>
        </draw:frame>
        <draw:frame draw:id="id108" draw:style-name="a1468" draw:name="TextBox 2" svg:x="6.34375in" svg:y="1.95313in" svg:width="2.86121in" svg:height="0.92562in">
          <draw:text-box>
            <text:p text:style-name="a1460" text:class-names="" text:cond-style-name=""><text:span text:style-name="a1459" text:class-names="">At a high level this is what</text:span></text:p>
            <text:p text:style-name="a1462" text:class-names="" text:cond-style-name=""><text:span text:style-name="a1461" text:class-names="">this function does.</text:span></text:p>
            <text:p text:style-name="a1467" text:class-names="" text:cond-style-name=""><text:span text:style-name="a1463" text:class-names="">(see kern/thread/</text:span><text:span text:style-name="a1464" text:class-names="">thread.c</text:span><text:span text:style-name="a1465" text:class-names="">)</text:span><text:span text:style-name="a1466" text:class-names=""/></text:p>
          </draw:text-box>
          <svg:title/>
          <svg:desc/>
        </draw:frame>
      </draw:page>
      <draw:page draw:name="Slide113" draw:style-name="a1470" draw:master-page-name="Master1-Layout2-obj-Title-and-Content" presentation:presentation-page-layout-name="Master1-PPL2" draw:id="Slide-368">
        <draw:frame draw:id="id109" presentation:style-name="a1476" draw:name="Title 5" svg:x="0.40551in" svg:y="0.29948in" svg:width="9.18898in" svg:height="1.08724in" presentation:class="title" presentation:placeholder="false">
          <draw:text-box>
            <text:p text:style-name="a1475" text:class-names="" text:cond-style-name=""><text:span text:style-name="a1471" text:class-names="">Semaphores (kern/thread/</text:span><text:span text:style-name="a1472" text:class-names="">synch.c</text:span><text:span text:style-name="a1473" text:class-names="">)</text:span><text:span text:style-name="a1474" text:class-names=""/></text:p>
          </draw:text-box>
          <svg:title/>
          <svg:desc/>
        </draw:frame>
        <draw:frame draw:id="id110" presentation:style-name="a1558" draw:name="Content Placeholder 6" svg:x="0.40551in" svg:y="1.4974in" svg:width="9.18898in" svg:height="3.15885in" presentation:class="outline" presentation:placeholder="false">
          <draw:text-box>
            <text:list text:style-name="a1486">
              <text:list-item>
                <text:p text:style-name="a1485" text:class-names="" text:cond-style-name=""><text:span text:style-name="a1477" text:class-names="">void</text:span><text:span text:style-name="a1478" text:class-names=""><text:s text:c="1"/></text:span><text:span text:style-name="a1479" text:class-names="">P</text:span><text:span text:style-name="a1480" text:class-names="">(</text:span><text:span text:style-name="a1481" text:class-names="">struct semaphore<text:s text:c="1"/></text:span><text:span text:style-name="a1482" text:class-names="">*</text:span><text:span text:style-name="a1483" text:class-names="">sem</text:span><text:span text:style-name="a1484" text:class-names="">)</text:span></text:p>
              </text:list-item>
            </text:list>
            <text:list text:style-name="a1489">
              <text:list-item>
                <text:p text:style-name="a1488" text:class-names="" text:cond-style-name=""><text:span text:style-name="a1487" text:class-names="">{</text:span></text:p>
              </text:list-item>
            </text:list>
            <text:list text:style-name="a1496">
              <text:list-item>
                <text:p text:style-name="a1495" text:class-names="" text:cond-style-name=""><text:span text:style-name="a1490" text:class-names=""><text:tab/></text:span><text:span text:style-name="a1491" text:class-names="">KASSERT</text:span><text:span text:style-name="a1492" text:class-names="">(</text:span><text:span text:style-name="a1493" text:class-names="">sem</text:span><text:span text:style-name="a1494" text:class-names=""><text:s text:c="1"/>!= NULL);<text:s text:c="1"/></text:span></text:p>
              </text:list-item>
            </text:list>
            <text:list text:style-name="a1505">
              <text:list-item>
                <text:p text:style-name="a1504" text:class-names="" text:cond-style-name=""><text:span text:style-name="a1497" text:class-names=""><text:tab/></text:span><text:span text:style-name="a1498" text:class-names="">KASSERT</text:span><text:span text:style-name="a1499" text:class-names="">(</text:span><text:span text:style-name="a1500" text:class-names="">curthread</text:span><text:span text:style-name="a1501" text:class-names="">-&gt;</text:span><text:span text:style-name="a1502" text:class-names="">t_in_interrupt</text:span><text:span text:style-name="a1503" text:class-names=""><text:s text:c="1"/>== false);<text:s text:c="1"/></text:span></text:p>
              </text:list-item>
            </text:list>
            <text:list text:style-name="a1514">
              <text:list-item>
                <text:p text:style-name="a1513" text:class-names="" text:cond-style-name=""><text:span text:style-name="a1506" text:class-names=""><text:tab/></text:span><text:span text:style-name="a1507" text:class-names="">spinlock_acquire</text:span><text:span text:style-name="a1508" text:class-names="">(&amp;</text:span><text:span text:style-name="a1509" text:class-names="">sem</text:span><text:span text:style-name="a1510" text:class-names="">-&gt;</text:span><text:span text:style-name="a1511" text:class-names="">sem_lock</text:span><text:span text:style-name="a1512" text:class-names="">);</text:span></text:p>
              </text:list-item>
            </text:list>
            <text:list text:style-name="a1521">
              <text:list-item>
                <text:p text:style-name="a1520" text:class-names="" text:cond-style-name=""><text:span text:style-name="a1515" text:class-names=""><text:tab/>while (</text:span><text:span text:style-name="a1516" text:class-names="">sem</text:span><text:span text:style-name="a1517" text:class-names="">-&gt;</text:span><text:span text:style-name="a1518" text:class-names="">sem_count</text:span><text:span text:style-name="a1519" text:class-names=""><text:s text:c="1"/>== 0) {</text:span></text:p>
              </text:list-item>
            </text:list>
            <text:list text:style-name="a1525">
              <text:list-item>
                <text:p text:style-name="a1524" text:class-names="" text:cond-style-name=""><text:span text:style-name="a1522" text:class-names=""><text:tab/><text:tab/></text:span><text:span text:style-name="a1523" text:class-names="">wchan_sleep(sem-&gt;sem_wchan, &amp;sem-&gt;sem_lock);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><text:tab/>}</text:span></text:p>
              </text:list-item>
            </text:list>
            <text:list text:style-name="a1537">
              <text:list-item>
                <text:p text:style-name="a1536" text:class-names="" text:cond-style-name=""><text:span text:style-name="a1529" text:class-names=""><text:tab/></text:span><text:span text:style-name="a1530" text:class-names="">KASSERT</text:span><text:span text:style-name="a1531" text:class-names="">(</text:span><text:span text:style-name="a1532" text:class-names="">sem</text:span><text:span text:style-name="a1533" text:class-names="">-&gt;</text:span><text:span text:style-name="a1534" text:class-names="">sem_count</text:span><text:span text:style-name="a1535" text:class-names=""><text:s text:c="1"/>&gt; 0);</text:span></text:p>
              </text:list-item>
            </text:list>
            <text:list text:style-name="a1544">
              <text:list-item>
                <text:p text:style-name="a1543" text:class-names="" text:cond-style-name=""><text:span text:style-name="a1538" text:class-names=""><text:tab/></text:span><text:span text:style-name="a1539" text:class-names="">sem</text:span><text:span text:style-name="a1540" text:class-names="">-&gt;</text:span><text:span text:style-name="a1541" text:class-names="">sem_count</text:span><text:span text:style-name="a1542" text:class-names="">--;</text:span></text:p>
              </text:list-item>
            </text:list>
            <text:list text:style-name="a1553">
              <text:list-item>
                <text:p text:style-name="a1552" text:class-names="" text:cond-style-name=""><text:span text:style-name="a1545" text:class-names=""><text:tab/></text:span><text:span text:style-name="a1546" text:class-names="">spinlock_release</text:span><text:span text:style-name="a1547" text:class-names="">(&amp;</text:span><text:span text:style-name="a1548" text:class-names="">sem</text:span><text:span text:style-name="a1549" text:class-names="">-&gt;</text:span><text:span text:style-name="a1550" text:class-names="">sem_lock</text:span><text:span text:style-name="a1551" text:class-names="">);</text:span></text:p>
              </text:list-item>
            </text:list>
            <text:list text:style-name="a1557">
              <text:list-item>
                <text:p text:style-name="a1556" text:class-names="" text:cond-style-name=""><text:span text:style-name="a1554" text:class-names="">}</text:span><text:span text:style-name="a1555" text:class-names=""/></text:p>
              </text:list-item>
            </text:list>
          </draw:text-box>
          <svg:title/>
          <svg:desc/>
        </draw:frame>
      </draw:page>
      <draw:page draw:name="Slide114" draw:style-name="a1560" draw:master-page-name="Master1-Layout2-obj-Title-and-Content" presentation:presentation-page-layout-name="Master1-PPL2" draw:id="Slide-369">
        <draw:frame draw:id="id111" presentation:style-name="a1566" draw:name="Title 1" svg:x="0.40551in" svg:y="0.29948in" svg:width="9.18898in" svg:height="1.08724in" presentation:class="title" presentation:placeholder="false">
          <draw:text-box>
            <text:p text:style-name="a1565" text:class-names="" text:cond-style-name=""><text:span text:style-name="a1561" text:class-names="">Semaphores (kern/thread/</text:span><text:span text:style-name="a1562" text:class-names="">synch.c</text:span><text:span text:style-name="a1563" text:class-names="">)</text:span><text:span text:style-name="a1564" text:class-names=""/></text:p>
          </draw:text-box>
          <svg:title/>
          <svg:desc/>
        </draw:frame>
        <draw:frame draw:id="id112" presentation:style-name="a1647" draw:name="Content Placeholder 2" svg:x="0.40551in" svg:y="1.4974in" svg:width="9.18898in" svg:height="3.15885in" presentation:class="outline" presentation:placeholder="false">
          <draw:text-box>
            <text:list text:style-name="a1576">
              <text:list-item>
                <text:p text:style-name="a1575" text:class-names="" text:cond-style-name=""><text:span text:style-name="a1567" text:class-names="">void</text:span><text:span text:style-name="a1568" text:class-names=""><text:s text:c="1"/></text:span><text:span text:style-name="a1569" text:class-names="">V</text:span><text:span text:style-name="a1570" text:class-names="">(</text:span><text:span text:style-name="a1571" text:class-names="">struct semaphore<text:s text:c="1"/></text:span><text:span text:style-name="a1572" text:class-names="">*</text:span><text:span text:style-name="a1573" text:class-names="">sem</text:span><text:span text:style-name="a1574" text:class-names="">)</text:span></text:p>
              </text:list-item>
            </text:list>
            <text:list text:style-name="a1579">
              <text:list-item>
                <text:p text:style-name="a1578" text:class-names="" text:cond-style-name=""><text:span text:style-name="a1577" text:class-names="">{</text:span></text:p>
              </text:list-item>
            </text:list>
            <text:list text:style-name="a1586">
              <text:list-item>
                <text:p text:style-name="a1585" text:class-names="" text:cond-style-name=""><text:span text:style-name="a1580" text:class-names=""><text:tab/></text:span><text:span text:style-name="a1581" text:class-names="">KASSERT</text:span><text:span text:style-name="a1582" text:class-names="">(</text:span><text:span text:style-name="a1583" text:class-names="">sem</text:span><text:span text:style-name="a1584" text:class-names=""><text:s text:c="1"/>!= NULL);</text:span></text:p>
              </text:list-item>
            </text:list>
            <text:list text:style-name="a1589">
              <text:list-item>
                <text:p text:style-name="a1588" text:class-names="" text:cond-style-name=""><text:span text:style-name="a1587" text:class-names=""/></text:p>
              </text:list-item>
            </text:list>
            <text:list text:style-name="a1598">
              <text:list-item>
                <text:p text:style-name="a1597" text:class-names="" text:cond-style-name=""><text:span text:style-name="a1590" text:class-names=""><text:tab/></text:span><text:span text:style-name="a1591" text:class-names="">spinlock_acquire</text:span><text:span text:style-name="a1592" text:class-names="">(&amp;</text:span><text:span text:style-name="a1593" text:class-names="">sem</text:span><text:span text:style-name="a1594" text:class-names="">-&gt;</text:span><text:span text:style-name="a1595" text:class-names="">sem_lock</text:span><text:span text:style-name="a1596" text:class-names="">);</text:span></text:p>
              </text:list-item>
            </text:list>
            <text:list text:style-name="a1601">
              <text:list-item>
                <text:p text:style-name="a1600" text:class-names="" text:cond-style-name=""><text:span text:style-name="a1599" text:class-names=""/></text:p>
              </text:list-item>
            </text:list>
            <text:list text:style-name="a1608">
              <text:list-item>
                <text:p text:style-name="a1607" text:class-names="" text:cond-style-name=""><text:span text:style-name="a1602" text:class-names=""><text:tab/></text:span><text:span text:style-name="a1603" text:class-names="">sem</text:span><text:span text:style-name="a1604" text:class-names="">-&gt;</text:span><text:span text:style-name="a1605" text:class-names="">sem_count</text:span><text:span text:style-name="a1606" text:class-names="">++;</text:span></text:p>
              </text:list-item>
            </text:list>
            <text:list text:style-name="a1617">
              <text:list-item>
                <text:p text:style-name="a1616" text:class-names="" text:cond-style-name=""><text:span text:style-name="a1609" text:class-names=""><text:tab/></text:span><text:span text:style-name="a1610" text:class-names="">KASSERT</text:span><text:span text:style-name="a1611" text:class-names="">(</text:span><text:span text:style-name="a1612" text:class-names="">sem</text:span><text:span text:style-name="a1613" text:class-names="">-&gt;</text:span><text:span text:style-name="a1614" text:class-names="">sem_count</text:span><text:span text:style-name="a1615" text:class-names=""><text:s text:c="1"/>&gt; 0);</text:span></text:p>
              </text:list-item>
            </text:list>
            <text:list text:style-name="a1630">
              <text:list-item>
                <text:p text:style-name="a1629" text:class-names="" text:cond-style-name=""><text:span text:style-name="a1618" text:class-names=""><text:tab/></text:span><text:span text:style-name="a1619" text:class-names="">wchan_wakeone</text:span><text:span text:style-name="a1620" text:class-names="">(</text:span><text:span text:style-name="a1621" text:class-names="">sem</text:span><text:span text:style-name="a1622" text:class-names="">-&gt;</text:span><text:span text:style-name="a1623" text:class-names="">sem_wchan</text:span><text:span text:style-name="a1624" text:class-names="">, &amp;</text:span><text:span text:style-name="a1625" text:class-names="">sem</text:span><text:span text:style-name="a1626" text:class-names="">-&gt;</text:span><text:span text:style-name="a1627" text:class-names="">sem_lock</text:span><text:span text:style-name="a1628" text:class-names="">);</text:span></text:p>
              </text:list-item>
            </text:list>
            <text:list text:style-name="a1633">
              <text:list-item>
                <text:p text:style-name="a1632" text:class-names="" text:cond-style-name=""><text:span text:style-name="a1631" text:class-names=""/></text:p>
              </text:list-item>
            </text:list>
            <text:list text:style-name="a1642">
              <text:list-item>
                <text:p text:style-name="a1641" text:class-names="" text:cond-style-name=""><text:span text:style-name="a1634" text:class-names=""><text:tab/></text:span><text:span text:style-name="a1635" text:class-names="">spinlock_release</text:span><text:span text:style-name="a1636" text:class-names="">(&amp;</text:span><text:span text:style-name="a1637" text:class-names="">sem</text:span><text:span text:style-name="a1638" text:class-names="">-&gt;</text:span><text:span text:style-name="a1639" text:class-names="">sem_lock</text:span><text:span text:style-name="a1640" text:class-names="">);</text:span></text:p>
              </text:list-item>
            </text:list>
            <text:list text:style-name="a1646">
              <text:list-item>
                <text:p text:style-name="a1645" text:class-names="" text:cond-style-name=""><text:span text:style-name="a1643" text:class-names="">}</text:span><text:span text:style-name="a1644" text:class-names=""/></text:p>
              </text:list-item>
            </text:list>
          </draw:text-box>
          <svg:title/>
          <svg:desc/>
        </draw:frame>
      </draw:page>
      <draw:page draw:name="Slide115" draw:style-name="a1649" draw:master-page-name="Master1-Layout2-obj-Title-and-Content" presentation:presentation-page-layout-name="Master1-PPL2" draw:id="Slide-370">
        <draw:frame draw:id="id113" presentation:style-name="a1655" draw:name="Title 1" svg:x="0.40551in" svg:y="0.29948in" svg:width="9.18898in" svg:height="1.08724in" presentation:class="title" presentation:placeholder="false">
          <draw:text-box>
            <text:p text:style-name="a1654" text:class-names="" text:cond-style-name=""><text:span text:style-name="a1650" text:class-names="">Semaphores (kern/thread/</text:span><text:span text:style-name="a1651" text:class-names="">synch.c</text:span><text:span text:style-name="a1652" text:class-names="">)</text:span><text:span text:style-name="a1653" text:class-names=""/></text:p>
          </draw:text-box>
          <svg:title/>
          <svg:desc/>
        </draw:frame>
        <draw:frame draw:id="id114" presentation:style-name="a1736" draw:name="Content Placeholder 2" svg:x="0.40551in" svg:y="1.4974in" svg:width="9.18898in" svg:height="3.15885in" presentation:class="outline" presentation:placeholder="false">
          <draw:text-box>
            <text:list text:style-name="a1665">
              <text:list-item>
                <text:p text:style-name="a1664" text:class-names="" text:cond-style-name=""><text:span text:style-name="a1656" text:class-names="">void</text:span><text:span text:style-name="a1657" text:class-names=""><text:s text:c="1"/></text:span><text:span text:style-name="a1658" text:class-names="">V</text:span><text:span text:style-name="a1659" text:class-names="">(</text:span><text:span text:style-name="a1660" text:class-names="">struct semaphore<text:s text:c="1"/></text:span><text:span text:style-name="a1661" text:class-names="">*</text:span><text:span text:style-name="a1662" text:class-names="">sem</text:span><text:span text:style-name="a1663" text:class-names="">)</text:span></text:p>
              </text:list-item>
            </text:list>
            <text:list text:style-name="a1668">
              <text:list-item>
                <text:p text:style-name="a1667" text:class-names="" text:cond-style-name=""><text:span text:style-name="a1666" text:class-names="">{</text:span></text:p>
              </text:list-item>
            </text:list>
            <text:list text:style-name="a1675">
              <text:list-item>
                <text:p text:style-name="a1674" text:class-names="" text:cond-style-name=""><text:span text:style-name="a1669" text:class-names=""><text:tab/></text:span><text:span text:style-name="a1670" text:class-names="">KASSERT</text:span><text:span text:style-name="a1671" text:class-names="">(</text:span><text:span text:style-name="a1672" text:class-names="">sem</text:span><text:span text:style-name="a1673" text:class-names=""><text:s text:c="1"/>!= NULL);</text:span></text:p>
              </text:list-item>
            </text:list>
            <text:list text:style-name="a1678">
              <text:list-item>
                <text:p text:style-name="a1677" text:class-names="" text:cond-style-name=""><text:span text:style-name="a1676" text:class-names=""/></text:p>
              </text:list-item>
            </text:list>
            <text:list text:style-name="a1687">
              <text:list-item>
                <text:p text:style-name="a1686" text:class-names="" text:cond-style-name=""><text:span text:style-name="a1679" text:class-names=""><text:tab/></text:span><text:span text:style-name="a1680" text:class-names="">spinlock_acquire</text:span><text:span text:style-name="a1681" text:class-names="">(&amp;</text:span><text:span text:style-name="a1682" text:class-names="">sem</text:span><text:span text:style-name="a1683" text:class-names="">-&gt;</text:span><text:span text:style-name="a1684" text:class-names="">sem_lock</text:span><text:span text:style-name="a1685" text:class-names="">);</text:span></text:p>
              </text:list-item>
            </text:list>
            <text:list text:style-name="a1690">
              <text:list-item>
                <text:p text:style-name="a1689" text:class-names="" text:cond-style-name=""><text:span text:style-name="a1688" text:class-names=""/></text:p>
              </text:list-item>
            </text:list>
            <text:list text:style-name="a1697">
              <text:list-item>
                <text:p text:style-name="a1696" text:class-names="" text:cond-style-name=""><text:span text:style-name="a1691" text:class-names=""><text:tab/></text:span><text:span text:style-name="a1692" text:class-names="">sem</text:span><text:span text:style-name="a1693" text:class-names="">-&gt;</text:span><text:span text:style-name="a1694" text:class-names="">sem_count</text:span><text:span text:style-name="a1695" text:class-names="">++;</text:span></text:p>
              </text:list-item>
            </text:list>
            <text:list text:style-name="a1706">
              <text:list-item>
                <text:p text:style-name="a1705" text:class-names="" text:cond-style-name=""><text:span text:style-name="a1698" text:class-names=""><text:tab/></text:span><text:span text:style-name="a1699" text:class-names="">KASSERT</text:span><text:span text:style-name="a1700" text:class-names="">(</text:span><text:span text:style-name="a1701" text:class-names="">sem</text:span><text:span text:style-name="a1702" text:class-names="">-&gt;</text:span><text:span text:style-name="a1703" text:class-names="">sem_count</text:span><text:span text:style-name="a1704" text:class-names=""><text:s text:c="1"/>&gt; 0);</text:span></text:p>
              </text:list-item>
            </text:list>
            <text:list text:style-name="a1719">
              <text:list-item>
                <text:p text:style-name="a1718" text:class-names="" text:cond-style-name=""><text:span text:style-name="a1707" text:class-names=""><text:tab/></text:span><text:span text:style-name="a1708" text:class-names="">wchan_wakeone</text:span><text:span text:style-name="a1709" text:class-names="">(</text:span><text:span text:style-name="a1710" text:class-names="">sem</text:span><text:span text:style-name="a1711" text:class-names="">-&gt;</text:span><text:span text:style-name="a1712" text:class-names="">sem_wchan</text:span><text:span text:style-name="a1713" text:class-names="">, &amp;</text:span><text:span text:style-name="a1714" text:class-names="">sem</text:span><text:span text:style-name="a1715" text:class-names="">-&gt;</text:span><text:span text:style-name="a1716" text:class-names="">sem_lock</text:span><text:span text:style-name="a1717" text:class-names="">);</text:span></text:p>
              </text:list-item>
            </text:list>
            <text:list text:style-name="a1722">
              <text:list-item>
                <text:p text:style-name="a1721" text:class-names="" text:cond-style-name=""><text:span text:style-name="a1720" text:class-names=""/></text:p>
              </text:list-item>
            </text:list>
            <text:list text:style-name="a1731">
              <text:list-item>
                <text:p text:style-name="a1730" text:class-names="" text:cond-style-name=""><text:span text:style-name="a1723" text:class-names=""><text:tab/></text:span><text:span text:style-name="a1724" text:class-names="">spinlock_release</text:span><text:span text:style-name="a1725" text:class-names="">(&amp;</text:span><text:span text:style-name="a1726" text:class-names="">sem</text:span><text:span text:style-name="a1727" text:class-names="">-&gt;</text:span><text:span text:style-name="a1728" text:class-names="">sem_lock</text:span><text:span text:style-name="a1729" text:class-names="">);</text:span></text:p>
              </text:list-item>
            </text:list>
            <text:list text:style-name="a1735">
              <text:list-item>
                <text:p text:style-name="a1734" text:class-names="" text:cond-style-name=""><text:span text:style-name="a1732" text:class-names="">}</text:span><text:span text:style-name="a1733" text:class-names=""/></text:p>
              </text:list-item>
            </text:list>
          </draw:text-box>
          <svg:title/>
          <svg:desc/>
        </draw:frame>
        <draw:custom-shape svg:x="5.08594in" svg:y="1.78125in" svg:width="0.07031in" svg:height="0.65625in" draw:id="id115" draw:style-name="a1739" draw:name="Right Brace 3">
          <svg:title/>
          <svg:desc/>
          <text:p text:style-name="a1738" text:class-names="" text:cond-style-name=""><text:span text:style-name="a1737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116" draw:style-name="a1743" draw:name="TextBox 4" svg:x="5.39063in" svg:y="1.91406in" svg:width="2.82033in" svg:height="0.40391in">
          <draw:text-box>
            <text:p text:style-name="a1742" text:class-names="" text:cond-style-name=""><text:span text:style-name="a1740" text:class-names="">Conditions MUST be true</text:span><text:span text:style-name="a1741" text:class-names=""/></text:p>
          </draw:text-box>
          <svg:title/>
          <svg:desc/>
        </draw:frame>
        <draw:custom-shape svg:x="5.14141in" svg:y="3.27344in" svg:width="0.05in" svg:height="0.28502in" draw:id="id117" draw:style-name="a1746" draw:name="Right Brace 5">
          <svg:title/>
          <svg:desc/>
          <text:p text:style-name="a1745" text:class-names="" text:cond-style-name=""><text:span text:style-name="a1744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118" draw:style-name="a1750" draw:name="TextBox 6" svg:x="5.42578in" svg:y="3.23698in" svg:width="2.82033in" svg:height="0.40391in">
          <draw:text-box>
            <text:p text:style-name="a1749" text:class-names="" text:cond-style-name=""><text:span text:style-name="a1747" text:class-names="">Conditions MUST be true</text:span><text:span text:style-name="a1748" text:class-names=""/></text:p>
          </draw:text-box>
          <svg:title/>
          <svg:desc/>
        </draw:frame>
      </draw:page>
      <draw:page draw:name="Slide116" draw:style-name="a1752" draw:master-page-name="Master1-Layout2-obj-Title-and-Content" presentation:presentation-page-layout-name="Master1-PPL2" draw:id="Slide-371">
        <draw:frame draw:id="id119" presentation:style-name="a1758" draw:name="Title 1" svg:x="0.40551in" svg:y="0.29948in" svg:width="9.18898in" svg:height="1.08724in" presentation:class="title" presentation:placeholder="false">
          <draw:text-box>
            <text:p text:style-name="a1757" text:class-names="" text:cond-style-name=""><text:span text:style-name="a1753" text:class-names="">Semaphores (kern/thread/</text:span><text:span text:style-name="a1754" text:class-names="">synch.c</text:span><text:span text:style-name="a1755" text:class-names="">)</text:span><text:span text:style-name="a1756" text:class-names=""/></text:p>
          </draw:text-box>
          <svg:title/>
          <svg:desc/>
        </draw:frame>
        <draw:frame draw:id="id120" presentation:style-name="a1839" draw:name="Content Placeholder 2" svg:x="0.40551in" svg:y="1.4974in" svg:width="9.18898in" svg:height="3.15885in" presentation:class="outline" presentation:placeholder="false">
          <draw:text-box>
            <text:list text:style-name="a1768">
              <text:list-item>
                <text:p text:style-name="a1767" text:class-names="" text:cond-style-name=""><text:span text:style-name="a1759" text:class-names="">void</text:span><text:span text:style-name="a1760" text:class-names=""><text:s text:c="1"/></text:span><text:span text:style-name="a1761" text:class-names="">V</text:span><text:span text:style-name="a1762" text:class-names="">(</text:span><text:span text:style-name="a1763" text:class-names="">struct semaphore<text:s text:c="1"/></text:span><text:span text:style-name="a1764" text:class-names="">*</text:span><text:span text:style-name="a1765" text:class-names="">sem</text:span><text:span text:style-name="a1766" text:class-names="">)</text:span></text:p>
              </text:list-item>
            </text:list>
            <text:list text:style-name="a1771">
              <text:list-item>
                <text:p text:style-name="a1770" text:class-names="" text:cond-style-name=""><text:span text:style-name="a1769" text:class-names="">{</text:span></text:p>
              </text:list-item>
            </text:list>
            <text:list text:style-name="a1778">
              <text:list-item>
                <text:p text:style-name="a1777" text:class-names="" text:cond-style-name=""><text:span text:style-name="a1772" text:class-names=""><text:tab/></text:span><text:span text:style-name="a1773" text:class-names="">KASSERT</text:span><text:span text:style-name="a1774" text:class-names="">(</text:span><text:span text:style-name="a1775" text:class-names="">sem</text:span><text:span text:style-name="a1776" text:class-names=""><text:s text:c="1"/>!= NULL);</text:span></text:p>
              </text:list-item>
            </text:list>
            <text:list text:style-name="a1781">
              <text:list-item>
                <text:p text:style-name="a1780" text:class-names="" text:cond-style-name=""><text:span text:style-name="a1779" text:class-names=""/></text:p>
              </text:list-item>
            </text:list>
            <text:list text:style-name="a1790">
              <text:list-item>
                <text:p text:style-name="a1789" text:class-names="" text:cond-style-name=""><text:span text:style-name="a1782" text:class-names=""><text:tab/></text:span><text:span text:style-name="a1783" text:class-names="">spinlock_acquire</text:span><text:span text:style-name="a1784" text:class-names="">(&amp;</text:span><text:span text:style-name="a1785" text:class-names="">sem</text:span><text:span text:style-name="a1786" text:class-names="">-&gt;</text:span><text:span text:style-name="a1787" text:class-names="">sem_lock</text:span><text:span text:style-name="a1788" text:class-names="">);</text:span></text:p>
              </text:list-item>
            </text:list>
            <text:list text:style-name="a1793">
              <text:list-item>
                <text:p text:style-name="a1792" text:class-names="" text:cond-style-name=""><text:span text:style-name="a1791" text:class-names=""/></text:p>
              </text:list-item>
            </text:list>
            <text:list text:style-name="a1800">
              <text:list-item>
                <text:p text:style-name="a1799" text:class-names="" text:cond-style-name=""><text:span text:style-name="a1794" text:class-names=""><text:tab/></text:span><text:span text:style-name="a1795" text:class-names="">sem</text:span><text:span text:style-name="a1796" text:class-names="">-&gt;</text:span><text:span text:style-name="a1797" text:class-names="">sem_count</text:span><text:span text:style-name="a1798" text:class-names="">++;</text:span></text:p>
              </text:list-item>
            </text:list>
            <text:list text:style-name="a1809">
              <text:list-item>
                <text:p text:style-name="a1808" text:class-names="" text:cond-style-name=""><text:span text:style-name="a1801" text:class-names=""><text:tab/></text:span><text:span text:style-name="a1802" text:class-names="">KASSERT</text:span><text:span text:style-name="a1803" text:class-names="">(</text:span><text:span text:style-name="a1804" text:class-names="">sem</text:span><text:span text:style-name="a1805" text:class-names="">-&gt;</text:span><text:span text:style-name="a1806" text:class-names="">sem_count</text:span><text:span text:style-name="a1807" text:class-names=""><text:s text:c="1"/>&gt; 0);</text:span></text:p>
              </text:list-item>
            </text:list>
            <text:list text:style-name="a1822">
              <text:list-item>
                <text:p text:style-name="a1821" text:class-names="" text:cond-style-name=""><text:span text:style-name="a1810" text:class-names=""><text:tab/></text:span><text:span text:style-name="a1811" text:class-names="">wchan_wakeone</text:span><text:span text:style-name="a1812" text:class-names="">(</text:span><text:span text:style-name="a1813" text:class-names="">sem</text:span><text:span text:style-name="a1814" text:class-names="">-&gt;</text:span><text:span text:style-name="a1815" text:class-names="">sem_wchan</text:span><text:span text:style-name="a1816" text:class-names="">, &amp;</text:span><text:span text:style-name="a1817" text:class-names="">sem</text:span><text:span text:style-name="a1818" text:class-names="">-&gt;</text:span><text:span text:style-name="a1819" text:class-names="">sem_lock</text:span><text:span text:style-name="a1820" text:class-names="">);</text:span></text:p>
              </text:list-item>
            </text:list>
            <text:list text:style-name="a1825">
              <text:list-item>
                <text:p text:style-name="a1824" text:class-names="" text:cond-style-name=""><text:span text:style-name="a1823" text:class-names=""/></text:p>
              </text:list-item>
            </text:list>
            <text:list text:style-name="a1834">
              <text:list-item>
                <text:p text:style-name="a1833" text:class-names="" text:cond-style-name=""><text:span text:style-name="a1826" text:class-names=""><text:tab/></text:span><text:span text:style-name="a1827" text:class-names="">spinlock_release</text:span><text:span text:style-name="a1828" text:class-names="">(&amp;</text:span><text:span text:style-name="a1829" text:class-names="">sem</text:span><text:span text:style-name="a1830" text:class-names="">-&gt;</text:span><text:span text:style-name="a1831" text:class-names="">sem_lock</text:span><text:span text:style-name="a1832" text:class-names="">);</text:span></text:p>
              </text:list-item>
            </text:list>
            <text:list text:style-name="a1838">
              <text:list-item>
                <text:p text:style-name="a1837" text:class-names="" text:cond-style-name=""><text:span text:style-name="a1835" text:class-names="">}</text:span><text:span text:style-name="a1836" text:class-names=""/></text:p>
              </text:list-item>
            </text:list>
          </draw:text-box>
          <svg:title/>
          <svg:desc/>
        </draw:frame>
        <draw:custom-shape svg:x="5in" svg:y="2.48437in" svg:width="0.07031in" svg:height="0.65625in" draw:id="id121" draw:style-name="a1842" draw:name="Right Brace 3">
          <svg:title/>
          <svg:desc/>
          <text:p text:style-name="a1841" text:class-names="" text:cond-style-name=""><text:span text:style-name="a1840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custom-shape svg:x="4.96484in" svg:y="3.96875in" svg:width="0.05in" svg:height="0.46094in" draw:id="id122" draw:style-name="a1845" draw:name="Right Brace 4">
          <svg:title/>
          <svg:desc/>
          <text:p text:style-name="a1844" text:class-names="" text:cond-style-name=""><text:span text:style-name="a1843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connector draw:type="line" svg:x1="5.01484in" svg:y1="4.19922in" draw:start-shape="id122" draw:start-glue-point="5" svg:x2="6.40625in" svg:y2="3.2513in" draw:id="id123" draw:style-name="a1847" draw:name="Straight Arrow Connector 6">
          <svg:title/>
          <svg:desc/>
        </draw:connector>
        <draw:connector draw:type="line" svg:x1="5.07031in" svg:y1="2.8125in" draw:start-shape="id121" draw:start-glue-point="5" svg:x2="6.40625in" svg:y2="3.2513in" draw:id="id124" draw:style-name="a1849" draw:name="Straight Arrow Connector 8">
          <svg:title/>
          <svg:desc/>
        </draw:connector>
        <draw:frame draw:id="id125" draw:style-name="a1857" draw:name="TextBox 9" svg:x="6.53125in" svg:y="3.19531in" svg:width="2.11406in" svg:height="0.70684in">
          <draw:text-box>
            <text:p text:style-name="a1851" text:class-names="" text:cond-style-name=""><text:span text:style-name="a1850" text:class-names="">Increment counter</text:span></text:p>
            <text:p text:style-name="a1856" text:class-names="" text:cond-style-name=""><text:span text:style-name="a1852" text:class-names="">u</text:span><text:span text:style-name="a1853" text:class-names="">nder loc</text:span><text:span text:style-name="a1854" text:class-names="">k</text:span><text:span text:style-name="a1855" text:class-names=""/></text:p>
          </draw:text-box>
          <svg:title/>
          <svg:desc/>
        </draw:frame>
      </draw:page>
      <draw:page draw:name="Slide117" draw:style-name="a1859" draw:master-page-name="Master1-Layout2-obj-Title-and-Content" presentation:presentation-page-layout-name="Master1-PPL2" draw:id="Slide-372">
        <draw:frame draw:id="id126" presentation:style-name="a1865" draw:name="Title 1" svg:x="0.40551in" svg:y="0.29948in" svg:width="9.18898in" svg:height="1.08724in" presentation:class="title" presentation:placeholder="false">
          <draw:text-box>
            <text:p text:style-name="a1864" text:class-names="" text:cond-style-name=""><text:span text:style-name="a1860" text:class-names="">Semaphores (kern/thread/</text:span><text:span text:style-name="a1861" text:class-names="">synch.c</text:span><text:span text:style-name="a1862" text:class-names="">)</text:span><text:span text:style-name="a1863" text:class-names=""/></text:p>
          </draw:text-box>
          <svg:title/>
          <svg:desc/>
        </draw:frame>
        <draw:frame draw:id="id127" presentation:style-name="a1946" draw:name="Content Placeholder 2" svg:x="0.40551in" svg:y="1.4974in" svg:width="9.18898in" svg:height="3.15885in" presentation:class="outline" presentation:placeholder="false">
          <draw:text-box>
            <text:list text:style-name="a1875">
              <text:list-item>
                <text:p text:style-name="a1874" text:class-names="" text:cond-style-name=""><text:span text:style-name="a1866" text:class-names="">void</text:span><text:span text:style-name="a1867" text:class-names=""><text:s text:c="1"/></text:span><text:span text:style-name="a1868" text:class-names="">V</text:span><text:span text:style-name="a1869" text:class-names="">(</text:span><text:span text:style-name="a1870" text:class-names="">struct semaphore<text:s text:c="1"/></text:span><text:span text:style-name="a1871" text:class-names="">*</text:span><text:span text:style-name="a1872" text:class-names="">sem</text:span><text:span text:style-name="a1873" text:class-names="">)</text:span></text:p>
              </text:list-item>
            </text:list>
            <text:list text:style-name="a1878">
              <text:list-item>
                <text:p text:style-name="a1877" text:class-names="" text:cond-style-name=""><text:span text:style-name="a1876" text:class-names="">{</text:span></text:p>
              </text:list-item>
            </text:list>
            <text:list text:style-name="a1885">
              <text:list-item>
                <text:p text:style-name="a1884" text:class-names="" text:cond-style-name=""><text:span text:style-name="a1879" text:class-names=""><text:tab/></text:span><text:span text:style-name="a1880" text:class-names="">KASSERT</text:span><text:span text:style-name="a1881" text:class-names="">(</text:span><text:span text:style-name="a1882" text:class-names="">sem</text:span><text:span text:style-name="a1883" text:class-names=""><text:s text:c="1"/>!= NULL);</text:span></text:p>
              </text:list-item>
            </text:list>
            <text:list text:style-name="a1888">
              <text:list-item>
                <text:p text:style-name="a1887" text:class-names="" text:cond-style-name=""><text:span text:style-name="a1886" text:class-names=""/></text:p>
              </text:list-item>
            </text:list>
            <text:list text:style-name="a1897">
              <text:list-item>
                <text:p text:style-name="a1896" text:class-names="" text:cond-style-name=""><text:span text:style-name="a1889" text:class-names=""><text:tab/></text:span><text:span text:style-name="a1890" text:class-names="">spinlock_acquire</text:span><text:span text:style-name="a1891" text:class-names="">(&amp;</text:span><text:span text:style-name="a1892" text:class-names="">sem</text:span><text:span text:style-name="a1893" text:class-names="">-&gt;</text:span><text:span text:style-name="a1894" text:class-names="">sem_lock</text:span><text:span text:style-name="a1895" text:class-names="">);</text:span></text:p>
              </text:list-item>
            </text:list>
            <text:list text:style-name="a1900">
              <text:list-item>
                <text:p text:style-name="a1899" text:class-names="" text:cond-style-name=""><text:span text:style-name="a1898" text:class-names=""/></text:p>
              </text:list-item>
            </text:list>
            <text:list text:style-name="a1907">
              <text:list-item>
                <text:p text:style-name="a1906" text:class-names="" text:cond-style-name=""><text:span text:style-name="a1901" text:class-names=""><text:tab/></text:span><text:span text:style-name="a1902" text:class-names="">sem</text:span><text:span text:style-name="a1903" text:class-names="">-&gt;</text:span><text:span text:style-name="a1904" text:class-names="">sem_count</text:span><text:span text:style-name="a1905" text:class-names="">++;</text:span></text:p>
              </text:list-item>
            </text:list>
            <text:list text:style-name="a1916">
              <text:list-item>
                <text:p text:style-name="a1915" text:class-names="" text:cond-style-name=""><text:span text:style-name="a1908" text:class-names=""><text:tab/></text:span><text:span text:style-name="a1909" text:class-names="">KASSERT</text:span><text:span text:style-name="a1910" text:class-names="">(</text:span><text:span text:style-name="a1911" text:class-names="">sem</text:span><text:span text:style-name="a1912" text:class-names="">-&gt;</text:span><text:span text:style-name="a1913" text:class-names="">sem_count</text:span><text:span text:style-name="a1914" text:class-names=""><text:s text:c="1"/>&gt; 0);</text:span></text:p>
              </text:list-item>
            </text:list>
            <text:list text:style-name="a1929">
              <text:list-item>
                <text:p text:style-name="a1928" text:class-names="" text:cond-style-name=""><text:span text:style-name="a1917" text:class-names=""><text:tab/></text:span><text:span text:style-name="a1918" text:class-names="">wchan_wakeone</text:span><text:span text:style-name="a1919" text:class-names="">(</text:span><text:span text:style-name="a1920" text:class-names="">sem</text:span><text:span text:style-name="a1921" text:class-names="">-&gt;</text:span><text:span text:style-name="a1922" text:class-names="">sem_wchan</text:span><text:span text:style-name="a1923" text:class-names="">, &amp;</text:span><text:span text:style-name="a1924" text:class-names="">sem</text:span><text:span text:style-name="a1925" text:class-names="">-&gt;</text:span><text:span text:style-name="a1926" text:class-names="">sem_lock</text:span><text:span text:style-name="a1927" text:class-names="">);</text:span></text:p>
              </text:list-item>
            </text:list>
            <text:list text:style-name="a1932">
              <text:list-item>
                <text:p text:style-name="a1931" text:class-names="" text:cond-style-name=""><text:span text:style-name="a1930" text:class-names=""/></text:p>
              </text:list-item>
            </text:list>
            <text:list text:style-name="a1941">
              <text:list-item>
                <text:p text:style-name="a1940" text:class-names="" text:cond-style-name=""><text:span text:style-name="a1933" text:class-names=""><text:tab/></text:span><text:span text:style-name="a1934" text:class-names="">spinlock_release</text:span><text:span text:style-name="a1935" text:class-names="">(&amp;</text:span><text:span text:style-name="a1936" text:class-names="">sem</text:span><text:span text:style-name="a1937" text:class-names="">-&gt;</text:span><text:span text:style-name="a1938" text:class-names="">sem_lock</text:span><text:span text:style-name="a1939" text:class-names="">);</text:span></text:p>
              </text:list-item>
            </text:list>
            <text:list text:style-name="a1945">
              <text:list-item>
                <text:p text:style-name="a1944" text:class-names="" text:cond-style-name=""><text:span text:style-name="a1942" text:class-names="">}</text:span><text:span text:style-name="a1943" text:class-names=""/></text:p>
              </text:list-item>
            </text:list>
          </draw:text-box>
          <svg:title/>
          <svg:desc/>
        </draw:frame>
        <draw:custom-shape svg:x="5.91406in" svg:y="3.3125in" svg:width="0.08594in" svg:height="0.70313in" draw:id="id128" draw:style-name="a1949" draw:name="Right Brace 3">
          <svg:title/>
          <svg:desc/>
          <text:p text:style-name="a1948" text:class-names="" text:cond-style-name=""><text:span text:style-name="a1947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129" draw:style-name="a1953" draw:name="TextBox 4" svg:x="6.26563in" svg:y="3.46211in" svg:width="2.87096in" svg:height="0.40391in">
          <draw:text-box>
            <text:p text:style-name="a1952" text:class-names="" text:cond-style-name=""><text:span text:style-name="a1950" text:class-names="">Wake one sleeping thread</text:span><text:span text:style-name="a1951" text:class-names=""/></text:p>
          </draw:text-box>
          <svg:title/>
          <svg:desc/>
        </draw:frame>
      </draw:page>
      <draw:page draw:name="Slide118" draw:style-name="a1955" draw:master-page-name="Master1-Layout2-obj-Title-and-Content" presentation:presentation-page-layout-name="Master1-PPL2" draw:id="Slide-373">
        <draw:frame draw:id="id130" presentation:style-name="a1959" draw:name="Title 1" svg:x="0.40551in" svg:y="0.29948in" svg:width="9.18898in" svg:height="1.08724in" presentation:class="title" presentation:placeholder="false">
          <draw:text-box>
            <text:p text:style-name="a1958" text:class-names="" text:cond-style-name=""><text:span text:style-name="a1956" text:class-names="">Wait channel</text:span><text:span text:style-name="a1957" text:class-names=""/></text:p>
          </draw:text-box>
          <svg:title/>
          <svg:desc/>
        </draw:frame>
        <draw:frame draw:id="id131" presentation:style-name="a1974" draw:name="Content Placeholder 2" svg:x="0.40551in" svg:y="1.4974in" svg:width="9.18898in" svg:height="3.15885in" presentation:class="outline" presentation:placeholder="false">
          <draw:text-box>
            <text:list text:style-name="a1963">
              <text:list-item>
                <text:p text:style-name="a1962" text:class-names="" text:cond-style-name=""><text:span text:style-name="a1960" text:class-names="">wchan</text:span><text:span text:style-name="a1961" text:class-names=""><text:s text:c="1"/>(we have seen it in action)</text:span></text:p>
              </text:list-item>
            </text:list>
            <text:list text:style-name="a1966">
              <text:list-item>
                <text:p text:style-name="a1965" text:class-names="" text:cond-style-name=""><text:span text:style-name="a1964" text:class-names="">Let’s threads wait on a certain event</text:span></text:p>
              </text:list-item>
            </text:list>
            <text:list text:style-name="a1969">
              <text:list-item>
                <text:p text:style-name="a1968" text:class-names="" text:cond-style-name=""><text:span text:style-name="a1967" text:class-names="">Include a lock and a queue</text:span></text:p>
              </text:list-item>
            </text:list>
            <text:list text:style-name="a1973">
              <text:list-item>
                <text:p text:style-name="a1972" text:class-names="" text:cond-style-name=""><text:span text:style-name="a1970" text:class-names="">Does this sound familiar?</text:span><text:span text:style-name="a1971" text:class-names=""/></text:p>
              </text:list-item>
            </text:list>
          </draw:text-box>
          <svg:title/>
          <svg:desc/>
        </draw:frame>
      </draw:page>
      <draw:page draw:name="Slide119" draw:style-name="a1976" draw:master-page-name="Master1-Layout2-obj-Title-and-Content" presentation:presentation-page-layout-name="Master1-PPL2" draw:id="Slide-374">
        <draw:frame draw:id="id132" presentation:style-name="a1980" draw:name="Title 1" svg:x="0.40551in" svg:y="0.29948in" svg:width="9.18898in" svg:height="1.08724in" presentation:class="title" presentation:placeholder="false">
          <draw:text-box>
            <text:p text:style-name="a1979" text:class-names="" text:cond-style-name=""><text:span text:style-name="a1977" text:class-names="">Wait channel</text:span><text:span text:style-name="a1978" text:class-names=""/></text:p>
          </draw:text-box>
          <svg:title/>
          <svg:desc/>
        </draw:frame>
        <draw:frame draw:id="id133" presentation:style-name="a2013" draw:name="Content Placeholder 2" svg:x="0.40551in" svg:y="1.4974in" svg:width="9.18898in" svg:height="3.15885in" presentation:class="outline" presentation:placeholder="false">
          <draw:text-box>
            <text:list text:style-name="a1984">
              <text:list-item>
                <text:p text:style-name="a1983" text:class-names="" text:cond-style-name=""><text:span text:style-name="a1981" text:class-names="">wchan</text:span><text:span text:style-name="a1982" text:class-names=""><text:s text:c="1"/>(we have seen it in action)</text:span></text:p>
              </text:list-item>
            </text:list>
            <text:list text:style-name="a1987">
              <text:list-item>
                <text:p text:style-name="a1986" text:class-names="" text:cond-style-name=""><text:span text:style-name="a1985" text:class-names="">Let’s threads wait on a certain event</text:span></text:p>
              </text:list-item>
            </text:list>
            <text:list text:style-name="a1990">
              <text:list-item>
                <text:p text:style-name="a1989" text:class-names="" text:cond-style-name=""><text:span text:style-name="a1988" text:class-names="">Include a lock and a queue</text:span></text:p>
              </text:list-item>
            </text:list>
            <text:list text:style-name="a1993">
              <text:list-item>
                <text:p text:style-name="a1992" text:class-names="" text:cond-style-name=""><text:span text:style-name="a1991" text:class-names="">Does this sound familiar?</text:span></text:p>
              </text:list-item>
            </text:list>
            <text:list text:style-name="a1996">
              <text:list-item>
                <text:p text:style-name="a1995" text:class-names="" text:cond-style-name=""><text:span text:style-name="a1994" text:class-names=""/></text:p>
              </text:list-item>
            </text:list>
            <text:list text:style-name="a2008">
              <text:list-item>
                <text:p text:style-name="a2007" text:class-names="" text:cond-style-name=""><text:span text:style-name="a1997" text:class-names="">May</text:span><text:span text:style-name="a1998" text:class-names=""><text:s text:c="1"/></text:span><text:span text:style-name="a1999" text:class-names="">be</text:span><text:span text:style-name="a2000" text:class-names=""><text:s text:c="1"/></text:span><text:span text:style-name="a2001" text:class-names="">useful</text:span><text:span text:style-name="a2002" text:class-names=""><text:s text:c="1"/></text:span><text:span text:style-name="a2003" text:class-names="">to</text:span><text:span text:style-name="a2004" text:class-names=""><text:s text:c="1"/></text:span><text:span text:style-name="a2005" text:class-names="">help you build the condition variable primitive</text:span><text:span text:style-name="a2006" text:class-names=""/></text:p>
              </text:list-item>
            </text:list>
            <text:list text:style-name="a2012">
              <text:list-item>
                <text:p text:style-name="a2011" text:class-names="" text:cond-style-name=""><text:span text:style-name="a2009" text:class-names="">in lab</text:span><text:span text:style-name="a2010" text:class-names=""><text:s text:c="1"/>6</text:span></text:p>
              </text:list-item>
            </text:list>
          </draw:text-box>
          <svg:title/>
          <svg:desc/>
        </draw:frame>
      </draw:page>
      <draw:page draw:name="Slide104" draw:style-name="a2015" draw:master-page-name="Master1-Layout5-cust-Title-Slide-Colour-and-Image" presentation:presentation-page-layout-name="Master1-PPL5" draw:id="Slide-359">
        <draw:frame draw:id="id134" presentation:style-name="a2019" draw:name="Title 6" svg:x="0.40551in" svg:y="1.74803in" svg:width="5.75197in" svg:height="1.20472in" presentation:class="title" presentation:placeholder="false">
          <draw:text-box>
            <text:p text:style-name="a2018" text:class-names="" text:cond-style-name=""><text:span text:style-name="a2016" text:class-names="">Thank you</text:span><text:span text:style-name="a201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55">
      <style:table-cell-properties fo:background-color="#cfd5ea"/>
    </style:style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954" xlink:href="media/image1.jpeg" xlink:show="embed" xlink:actuate="onLoad"/>
    <draw:fill-image draw:name="a670" xlink:href="media/image1.jpeg" xlink:show="embed" xlink:actuate="onLoad"/>
    <draw:fill-image draw:name="a973" xlink:href="media/image1.jpeg" xlink:show="embed" xlink:actuate="onLoad"/>
    <draw:fill-image draw:name="a63" xlink:href="media/image2.jpeg" xlink:show="embed" xlink:actuate="onLoad"/>
    <draw:fill-image draw:name="a1271" xlink:href="media/image1.jpeg" xlink:show="embed" xlink:actuate="onLoad"/>
    <draw:fill-image draw:name="a182" xlink:href="media/image3.jpeg" xlink:show="embed" xlink:actuate="onLoad"/>
    <draw:fill-image draw:name="a1469" xlink:href="media/image1.jpeg" xlink:show="embed" xlink:actuate="onLoad"/>
    <draw:fill-image draw:name="a1751" xlink:href="media/image1.jpeg" xlink:show="embed" xlink:actuate="onLoad"/>
    <draw:fill-image draw:name="a292" xlink:href="media/image3.jpeg" xlink:show="embed" xlink:actuate="onLoad"/>
    <draw:fill-image draw:name="a1648" xlink:href="media/image1.jpeg" xlink:show="embed" xlink:actuate="onLoad"/>
    <draw:fill-image draw:name="a721" xlink:href="media/image1.jpeg" xlink:show="embed" xlink:actuate="onLoad"/>
    <draw:fill-image draw:name="a1975" xlink:href="media/image1.jpeg" xlink:show="embed" xlink:actuate="onLoad"/>
    <draw:fill-image draw:name="a884" xlink:href="media/image1.jpeg" xlink:show="embed" xlink:actuate="onLoad"/>
    <draw:fill-image draw:name="a547" xlink:href="media/image1.jpeg" xlink:show="embed" xlink:actuate="onLoad"/>
    <draw:fill-image draw:name="a616" xlink:href="media/image1.jpeg" xlink:show="embed" xlink:actuate="onLoad"/>
    <draw:fill-image draw:name="a178" xlink:href="media/image4.jpeg" xlink:show="embed" xlink:actuate="onLoad"/>
    <draw:fill-image draw:name="a1076" xlink:href="media/image1.jpeg" xlink:show="embed" xlink:actuate="onLoad"/>
    <draw:fill-image draw:name="a1182" xlink:href="media/image1.jpeg" xlink:show="embed" xlink:actuate="onLoad"/>
    <draw:fill-image draw:name="a288" xlink:href="media/image5.jpeg" xlink:show="embed" xlink:actuate="onLoad"/>
    <draw:fill-image draw:name="a871" xlink:href="media/image5.jpeg" xlink:show="embed" xlink:actuate="onLoad"/>
    <draw:fill-image draw:name="a233" xlink:href="media/image4.jpeg" xlink:show="embed" xlink:actuate="onLoad"/>
    <draw:fill-image draw:name="a2014" xlink:href="media/image5.jpeg" xlink:show="embed" xlink:actuate="onLoad"/>
    <draw:fill-image draw:name="a466" xlink:href="media/image1.jpeg" xlink:show="embed" xlink:actuate="onLoad"/>
    <draw:fill-image draw:name="a1858" xlink:href="media/image1.jpeg" xlink:show="embed" xlink:actuate="onLoad"/>
    <draw:fill-image draw:name="a398" xlink:href="media/image1.jpeg" xlink:show="embed" xlink:actuate="onLoad"/>
    <draw:fill-image draw:name="a768" xlink:href="media/image1.jpeg" xlink:show="embed" xlink:actuate="onLoad"/>
    <draw:fill-image draw:name="a1559" xlink:href="media/image1.jpeg" xlink:show="embed" xlink:actuate="onLoad"/>
    <draw:fill-image draw:name="a343" xlink:href="media/image5.jpeg" xlink:show="embed" xlink:actuate="onLoad"/>
    <draw:fill-image draw:name="a878" xlink:href="media/image4.jpeg" xlink:show="embed" xlink:actuate="onLoad"/>
    <draw:fill-image draw:name="a114" xlink:href="media/image1.jpeg" xlink:show="embed" xlink:actuate="onLoad"/>
    <draw:fill-image draw:name="a1368" xlink:href="media/image1.jpeg" xlink:show="embed" xlink:actuate="onLoad"/>
    <draw:fill-image draw:name="a860" xlink:href="media/image2.jpeg" xlink:show="embed" xlink:actuate="onLoad"/>
    <draw:marker draw:name="a1171" svg:viewBox="0 0 20 30" svg:d="m10 0-10 30h20z"/>
    <draw:marker draw:name="a1169" svg:viewBox="0 0 20 30" svg:d="m10 0-10 30h20z"/>
    <draw:marker draw:name="a1846" svg:viewBox="0 0 20 30" svg:d="m10 0-10 30h20z"/>
    <draw:marker draw:name="a1848" svg:viewBox="0 0 20 30" svg:d="m10 0-10 30h20z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2/03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2/03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0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02/03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0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02/03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0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02/03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0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02/03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0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02/03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0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02/03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0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02/03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0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02/03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0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02/03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0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02/03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0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02/03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0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02/03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0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0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3-02T10:09:02Z</dc:date>
    <meta:template xlink:href="password1" xlink:type="simple"/>
    <meta:editing-cycles>27</meta:editing-cycles>
    <meta:editing-duration>PT109492S</meta:editing-duration>
    <meta:document-statistic meta:paragraph-count="174" meta:word-count="1228"/>
  </office:meta>
</office:document-meta>
</file>